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667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5.018cm"/>
    </style:style>
    <style:style style:name="co12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741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106cm" fo:break-before="auto" style:use-optimal-row-height="true"/>
    </style:style>
    <style:style style:name="ro6" style:family="table-row">
      <style:table-row-properties style:row-height="0.857cm" fo:break-before="auto" style:use-optimal-row-height="true"/>
    </style:style>
    <style:style style:name="ro7" style:family="table-row">
      <style:table-row-properties style:row-height="1.711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2.009cm" fo:break-before="auto" style:use-optimal-row-height="false"/>
    </style:style>
    <style:style style:name="ro11" style:family="table-row">
      <style:table-row-properties style:row-height="0.898cm" fo:break-before="auto" style:use-optimal-row-height="true"/>
    </style:style>
    <style:style style:name="ro12" style:family="table-row">
      <style:table-row-properties style:row-height="1.762cm" fo:break-before="auto" style:use-optimal-row-height="true"/>
    </style:style>
    <style:style style:name="ro13" style:family="table-row">
      <style:table-row-properties style:row-height="1.868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1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18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style:use-window-font-color="true" style:font-name="DejaVu Sans Mono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66666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80808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solid #000000" fo:background-color="#999999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0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c700" style:font-name="DejaVu Sans Mono" fo:font-size="18pt" fo:font-weight="bold" style:font-size-asian="18pt" style:font-weight-asian="bold" style:font-size-complex="18pt" style:font-weight-complex="bold"/>
    </style:style>
    <style:style style:name="ce40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7d00"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43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d100" style:font-name="DejaVu Sans Mono" fo:font-size="18pt" fo:font-weight="bold" style:font-size-asian="18pt" style:font-weight-asian="bold" style:font-size-complex="18pt" style:font-weight-complex="bold"/>
    </style:style>
    <style:style style:name="ce44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e000" style:font-name="DejaVu Sans Mono"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5" style:family="table-cell" style:parent-style-name="Default">
      <style:table-cell-properties fo:background-color="#80808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2" style:family="table-cell" style:parent-style-name="Default">
      <style:table-cell-properties fo:border-bottom="4pt double-thin #000000" style:border-line-width-bottom="0.018cm 0.106cm 0.018cm" fo:border-left="none" fo:border-right="none" fo:border-top="none"/>
    </style:style>
    <style:style style:name="ce23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4" style:family="table-cell" style:parent-style-name="Default">
      <style:table-cell-properties fo:border-bottom="0.99pt solid #000000" fo:background-color="#80808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3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solid" style:text-line-through-type="singl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3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67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6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7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3pt" style:font-name-asian="Microsoft YaHei" style:font-size-asian="13pt" style:font-name-complex="Arial" style:font-size-complex="13pt"/>
    </style:style>
    <style:style style:name="ce86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6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none" style:text-line-through-type="n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9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3pt" fo:language="es" fo:country="AR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italic" style:font-weight-asian="bold" style:font-name-complex="Lohit Devanagari" style:font-size-complex="13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3pt" style:font-size-asian="13pt" style:font-size-complex="13pt"/>
    </style:style>
    <style:style style:name="ce73" style:family="table-cell" style:parent-style-name="Default" style:data-style-name="N37"/>
    <style:style style:name="gr1" style:family="graphic">
      <style:graphic-properties draw:stroke="none" svg:stroke-color="#000000" draw:fill="none" draw:fill-color="#ffffff" fo:min-height="7.303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2" style:family="graphic">
      <style:graphic-properties draw:stroke="none" svg:stroke-color="#000000" draw:fill="none" draw:fill-color="#ffffff" fo:min-height="7.303cm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3" style:family="graphic">
      <style:graphic-properties draw:stroke="none" svg:stroke-color="#000000" draw:fill="none" draw:fill-color="#ffffff" fo:min-height="7.303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4" style:family="graphic">
      <style:graphic-properties draw:stroke="none" svg:stroke-color="#000000" draw:fill="none" draw:fill-color="#ffffff" fo:min-height="7.16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5" style:family="graphic">
      <style:graphic-properties draw:stroke="none" svg:stroke-color="#000000" draw:fill="none" draw:fill-color="#ffffff" fo:min-height="7.138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6" style:family="graphic">
      <style:graphic-properties draw:stroke="none" svg:stroke-color="#000000" draw:fill="none" draw:fill-color="#ffffff" fo:min-height="7.022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2" style:family="text"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3" style:family="text"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4" style:family="text">
      <style:text-properties style:text-line-through-type="single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2pt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  <style:style style:name="T1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3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1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2" draw:style-name="gr3" draw:text-style-name="P3" svg:width="26.391cm" svg:height="7.303cm" svg:x="70.554cm" svg:y="7.133cm">
            <draw:text-box>
              <text:p><text:span text:style-name="T3">Horario nulo.-</text:span></text:p>
            </draw:text-box>
          </draw:frame>
          <draw:frame draw:z-index="3" draw:style-name="gr3" draw:text-style-name="P3" svg:width="26.391cm" svg:height="7.303cm" svg:x="4.151cm" svg:y="156.101cm">
            <draw:text-box>
              <text:p><text:span text:style-name="T3">Horario nulo.-</text:span></text:p>
            </draw:text-box>
          </draw:frame>
          <draw:frame draw:z-index="4" draw:style-name="gr3" draw:text-style-name="P3" svg:width="26.391cm" svg:height="7.303cm" svg:x="37.352cm" svg:y="156.101cm">
            <draw:text-box>
              <text:p><text:span text:style-name="T3">Horario nulo.-</text:span></text:p>
            </draw:text-box>
          </draw:frame>
          <draw:frame draw:z-index="5" draw:style-name="gr3" draw:text-style-name="P3" svg:width="26.391cm" svg:height="7.303cm" svg:x="70.554cm" svg:y="156.101cm">
            <draw:text-box>
              <text:p><text:span text:style-name="T3">Horario nulo.-</text:span></text:p>
            </draw:text-box>
          </draw:frame>
          <draw:frame draw:z-index="6" draw:style-name="gr3" draw:text-style-name="P3" svg:width="26.391cm" svg:height="7.303cm" svg:x="103.755cm" svg:y="156.101cm">
            <draw:text-box>
              <text:p><text:span text:style-name="T3">Horario nulo.-</text:span></text:p>
            </draw:text-box>
          </draw:frame>
          <draw:frame draw:z-index="7" draw:style-name="gr3" draw:text-style-name="P3" svg:width="26.391cm" svg:height="7.303cm" svg:x="136.956cm" svg:y="156.101cm">
            <draw:text-box>
              <text:p><text:span text:style-name="T3">Horario nulo.-</text:span></text:p>
            </draw:text-box>
          </draw:frame>
          <draw:frame draw:z-index="8" draw:style-name="gr3" draw:text-style-name="P3" svg:width="26.391cm" svg:height="7.303cm" svg:x="170.157cm" svg:y="156.101cm">
            <draw:text-box>
              <text:p><text:span text:style-name="T3">Horario nulo.-</text:span></text:p>
            </draw:text-box>
          </draw:frame>
          <draw:frame draw:z-index="9" draw:style-name="gr3" draw:text-style-name="P3" svg:width="26.391cm" svg:height="7.303cm" svg:x="203.359cm" svg:y="156.101cm">
            <draw:text-box>
              <text:p><text:span text:style-name="T3">Horario nulo.-</text:span></text:p>
            </draw:text-box>
          </draw:frame>
          <draw:frame draw:z-index="10" draw:style-name="gr3" draw:text-style-name="P3" svg:width="26.391cm" svg:height="7.303cm" svg:x="236.56cm" svg:y="156.101cm">
            <draw:text-box>
              <text:p><text:span text:style-name="T3">Horario nulo.-</text:span></text:p>
            </draw:text-box>
          </draw:frame>
          <draw:frame draw:z-index="11" draw:style-name="gr3" draw:text-style-name="P3" svg:width="26.391cm" svg:height="7.303cm" svg:x="269.762cm" svg:y="156.101cm">
            <draw:text-box>
              <text:p><text:span text:style-name="T3">Horario nulo.-</text:span></text:p>
            </draw:text-box>
          </draw:frame>
          <draw:frame draw:z-index="12" draw:style-name="gr3" draw:text-style-name="P3" svg:width="26.391cm" svg:height="7.303cm" svg:x="302.963cm" svg:y="156.101cm">
            <draw:text-box>
              <text:p><text:span text:style-name="T3">Horario nulo.-</text:span></text:p>
            </draw:text-box>
          </draw:frame>
          <draw:frame draw:z-index="13" draw:style-name="gr3" draw:text-style-name="P3" svg:width="26.391cm" svg:height="7.303cm" svg:x="336.164cm" svg:y="156.101cm">
            <draw:text-box>
              <text:p><text:span text:style-name="T3">Horario nulo.-</text:span></text:p>
            </draw:text-box>
          </draw:frame>
          <draw:frame draw:z-index="14" draw:style-name="gr3" draw:text-style-name="P3" svg:width="26.391cm" svg:height="7.303cm" svg:x="369.365cm" svg:y="156.101cm">
            <draw:text-box>
              <text:p><text:span text:style-name="T3">Horario nulo.-</text:span></text:p>
            </draw:text-box>
          </draw:frame>
          <draw:frame draw:z-index="15" draw:style-name="gr3" draw:text-style-name="P3" svg:width="26.391cm" svg:height="7.303cm" svg:x="435.767cm" svg:y="156.101cm">
            <draw:text-box>
              <text:p><text:span text:style-name="T3">Horario nulo.-</text:span></text:p>
            </draw:text-box>
          </draw:frame>
          <draw:frame draw:z-index="16" draw:style-name="gr3" draw:text-style-name="P3" svg:width="26.391cm" svg:height="7.303cm" svg:x="468.969cm" svg:y="156.101cm">
            <draw:text-box>
              <text:p><text:span text:style-name="T3">Horario nulo.-</text:span></text:p>
            </draw:text-box>
          </draw:frame>
          <draw:frame draw:z-index="17" draw:style-name="gr3" draw:text-style-name="P3" svg:width="26.391cm" svg:height="7.303cm" svg:x="502.17cm" svg:y="156.101cm">
            <draw:text-box>
              <text:p><text:span text:style-name="T3">Horario nulo.-</text:span></text:p>
            </draw:text-box>
          </draw:frame>
          <draw:frame draw:z-index="18" draw:style-name="gr4" draw:text-style-name="P3" svg:width="26.391cm" svg:height="7.16cm" svg:x="4.151cm" svg:y="320.717cm">
            <draw:text-box>
              <text:p><text:span text:style-name="T3">Horario nulo.-</text:span></text:p>
            </draw:text-box>
          </draw:frame>
          <draw:frame draw:z-index="19" draw:style-name="gr4" draw:text-style-name="P3" svg:width="26.391cm" svg:height="7.16cm" svg:x="37.352cm" svg:y="320.717cm">
            <draw:text-box>
              <text:p><text:span text:style-name="T3">Horario nulo.-</text:span></text:p>
            </draw:text-box>
          </draw:frame>
          <draw:frame draw:z-index="20" draw:style-name="gr4" draw:text-style-name="P3" svg:width="26.391cm" svg:height="7.16cm" svg:x="70.554cm" svg:y="320.717cm">
            <draw:text-box>
              <text:p><text:span text:style-name="T3">Horario nulo.-</text:span></text:p>
            </draw:text-box>
          </draw:frame>
          <draw:frame draw:z-index="21" draw:style-name="gr4" draw:text-style-name="P3" svg:width="26.391cm" svg:height="7.16cm" svg:x="103.755cm" svg:y="320.717cm">
            <draw:text-box>
              <text:p><text:span text:style-name="T3">Horario nulo.-</text:span></text:p>
            </draw:text-box>
          </draw:frame>
          <draw:frame draw:z-index="22" draw:style-name="gr4" draw:text-style-name="P3" svg:width="26.391cm" svg:height="7.16cm" svg:x="136.956cm" svg:y="320.717cm">
            <draw:text-box>
              <text:p><text:span text:style-name="T3">Horario nulo.-</text:span></text:p>
            </draw:text-box>
          </draw:frame>
          <draw:frame draw:z-index="23" draw:style-name="gr4" draw:text-style-name="P3" svg:width="26.391cm" svg:height="7.16cm" svg:x="170.157cm" svg:y="320.717cm">
            <draw:text-box>
              <text:p><text:span text:style-name="T3">Horario nulo.-</text:span></text:p>
            </draw:text-box>
          </draw:frame>
          <draw:frame draw:z-index="24" draw:style-name="gr4" draw:text-style-name="P3" svg:width="26.391cm" svg:height="7.16cm" svg:x="203.359cm" svg:y="320.717cm">
            <draw:text-box>
              <text:p><text:span text:style-name="T3">Horario nulo.-</text:span></text:p>
            </draw:text-box>
          </draw:frame>
          <draw:frame draw:z-index="25" draw:style-name="gr4" draw:text-style-name="P3" svg:width="26.391cm" svg:height="7.16cm" svg:x="236.56cm" svg:y="320.717cm">
            <draw:text-box>
              <text:p><text:span text:style-name="T3">Horario nulo.-</text:span></text:p>
            </draw:text-box>
          </draw:frame>
          <draw:frame draw:z-index="26" draw:style-name="gr4" draw:text-style-name="P3" svg:width="26.391cm" svg:height="7.16cm" svg:x="269.762cm" svg:y="320.717cm">
            <draw:text-box>
              <text:p><text:span text:style-name="T3">Horario nulo.-</text:span></text:p>
            </draw:text-box>
          </draw:frame>
          <draw:frame draw:z-index="27" draw:style-name="gr4" draw:text-style-name="P3" svg:width="26.391cm" svg:height="7.16cm" svg:x="302.963cm" svg:y="320.717cm">
            <draw:text-box>
              <text:p><text:span text:style-name="T3">Horario nulo.-</text:span></text:p>
            </draw:text-box>
          </draw:frame>
          <draw:frame draw:z-index="28" draw:style-name="gr4" draw:text-style-name="P3" svg:width="26.391cm" svg:height="7.16cm" svg:x="336.164cm" svg:y="320.717cm">
            <draw:text-box>
              <text:p><text:span text:style-name="T3">Horario nulo.-</text:span></text:p>
            </draw:text-box>
          </draw:frame>
          <draw:frame draw:z-index="29" draw:style-name="gr4" draw:text-style-name="P3" svg:width="26.391cm" svg:height="7.16cm" svg:x="369.365cm" svg:y="320.717cm">
            <draw:text-box>
              <text:p><text:span text:style-name="T3">Horario nulo.-</text:span></text:p>
            </draw:text-box>
          </draw:frame>
          <draw:frame draw:z-index="30" draw:style-name="gr4" draw:text-style-name="P3" svg:width="26.391cm" svg:height="7.16cm" svg:x="435.767cm" svg:y="320.717cm">
            <draw:text-box>
              <text:p><text:span text:style-name="T3">Horario nulo.-</text:span></text:p>
            </draw:text-box>
          </draw:frame>
          <draw:frame draw:z-index="31" draw:style-name="gr4" draw:text-style-name="P3" svg:width="26.391cm" svg:height="7.16cm" svg:x="468.969cm" svg:y="320.717cm">
            <draw:text-box>
              <text:p><text:span text:style-name="T3">Horario nulo.-</text:span></text:p>
            </draw:text-box>
          </draw:frame>
          <draw:frame draw:z-index="32" draw:style-name="gr4" draw:text-style-name="P3" svg:width="26.391cm" svg:height="7.16cm" svg:x="502.17cm" svg:y="320.717cm">
            <draw:text-box>
              <text:p><text:span text:style-name="T3">Horario nulo.-</text:span></text:p>
            </draw:text-box>
          </draw:frame>
          <draw:frame draw:z-index="33" draw:style-name="gr5" draw:text-style-name="P1" svg:width="26.391cm" svg:height="7.138cm" svg:x="138.106cm" svg:y="113.628cm">
            <draw:text-box>
              <text:p><text:span text:style-name="T1">En desuso.-</text:span></text:p>
            </draw:text-box>
          </draw:frame>
          <draw:frame draw:z-index="34" draw:style-name="gr6" draw:text-style-name="P3" svg:width="26.391cm" svg:height="7.022cm" svg:x="4.151cm" svg:y="405.016cm">
            <draw:text-box>
              <text:p><text:span text:style-name="T3">Horario nulo.-</text:span></text:p>
            </draw:text-box>
          </draw:frame>
          <draw:frame draw:z-index="35" draw:style-name="gr6" draw:text-style-name="P3" svg:width="26.391cm" svg:height="7.022cm" svg:x="37.352cm" svg:y="405.016cm">
            <draw:text-box>
              <text:p><text:span text:style-name="T3">Horario nulo.-</text:span></text:p>
            </draw:text-box>
          </draw:frame>
          <draw:frame draw:z-index="36" draw:style-name="gr6" draw:text-style-name="P3" svg:width="26.391cm" svg:height="7.022cm" svg:x="70.554cm" svg:y="405.016cm">
            <draw:text-box>
              <text:p><text:span text:style-name="T3">Horario nulo.-</text:span></text:p>
            </draw:text-box>
          </draw:frame>
          <draw:frame draw:z-index="37" draw:style-name="gr6" draw:text-style-name="P3" svg:width="26.391cm" svg:height="7.022cm" svg:x="103.755cm" svg:y="405.016cm">
            <draw:text-box>
              <text:p><text:span text:style-name="T3">Horario nulo.-</text:span></text:p>
            </draw:text-box>
          </draw:frame>
          <draw:frame draw:z-index="38" draw:style-name="gr6" draw:text-style-name="P3" svg:width="26.391cm" svg:height="7.022cm" svg:x="136.956cm" svg:y="405.016cm">
            <draw:text-box>
              <text:p><text:span text:style-name="T3">Horario nulo.-</text:span></text:p>
            </draw:text-box>
          </draw:frame>
          <draw:frame draw:z-index="39" draw:style-name="gr6" draw:text-style-name="P3" svg:width="26.391cm" svg:height="7.022cm" svg:x="170.157cm" svg:y="405.016cm">
            <draw:text-box>
              <text:p><text:span text:style-name="T3">Horario nulo.-</text:span></text:p>
            </draw:text-box>
          </draw:frame>
          <draw:frame draw:z-index="40" draw:style-name="gr6" draw:text-style-name="P3" svg:width="26.391cm" svg:height="7.022cm" svg:x="203.359cm" svg:y="405.016cm">
            <draw:text-box>
              <text:p><text:span text:style-name="T3">Horario nulo.-</text:span></text:p>
            </draw:text-box>
          </draw:frame>
          <draw:frame draw:z-index="41" draw:style-name="gr6" draw:text-style-name="P3" svg:width="26.391cm" svg:height="7.022cm" svg:x="236.56cm" svg:y="405.016cm">
            <draw:text-box>
              <text:p><text:span text:style-name="T3">Horario nulo.-</text:span></text:p>
            </draw:text-box>
          </draw:frame>
          <draw:frame draw:z-index="42" draw:style-name="gr6" draw:text-style-name="P3" svg:width="26.391cm" svg:height="7.022cm" svg:x="269.762cm" svg:y="405.016cm">
            <draw:text-box>
              <text:p><text:span text:style-name="T3">Horario nulo.-</text:span></text:p>
            </draw:text-box>
          </draw:frame>
          <draw:frame draw:z-index="43" draw:style-name="gr6" draw:text-style-name="P3" svg:width="26.391cm" svg:height="7.022cm" svg:x="302.963cm" svg:y="405.016cm">
            <draw:text-box>
              <text:p><text:span text:style-name="T3">Horario nulo.-</text:span></text:p>
            </draw:text-box>
          </draw:frame>
          <draw:frame draw:z-index="44" draw:style-name="gr6" draw:text-style-name="P3" svg:width="26.391cm" svg:height="7.022cm" svg:x="336.164cm" svg:y="405.016cm">
            <draw:text-box>
              <text:p><text:span text:style-name="T3">Horario nulo.-</text:span></text:p>
            </draw:text-box>
          </draw:frame>
          <draw:frame draw:z-index="45" draw:style-name="gr6" draw:text-style-name="P3" svg:width="26.391cm" svg:height="7.022cm" svg:x="369.365cm" svg:y="405.016cm">
            <draw:text-box>
              <text:p><text:span text:style-name="T3">Horario nulo.-</text:span></text:p>
            </draw:text-box>
          </draw:frame>
          <draw:frame draw:z-index="46" draw:style-name="gr6" draw:text-style-name="P3" svg:width="26.391cm" svg:height="7.022cm" svg:x="435.767cm" svg:y="405.016cm">
            <draw:text-box>
              <text:p><text:span text:style-name="T3">Horario nulo.-</text:span></text:p>
            </draw:text-box>
          </draw:frame>
          <draw:frame draw:z-index="47" draw:style-name="gr6" draw:text-style-name="P3" svg:width="26.391cm" svg:height="7.022cm" svg:x="468.969cm" svg:y="405.016cm">
            <draw:text-box>
              <text:p><text:span text:style-name="T3">Horario nulo.-</text:span></text:p>
            </draw:text-box>
          </draw:frame>
          <draw:frame draw:z-index="48" draw:style-name="gr6" draw:text-style-name="P3" svg:width="26.391cm" svg:height="7.022cm" svg:x="502.17cm" svg:y="405.016cm">
            <draw:text-box>
              <text:p><text:span text:style-name="T3">Horario nulo.-</text:span></text:p>
            </draw:text-box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3"/>
        <table:table-column table:style-name="co1" table:default-cell-style-name="ce63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3"/>
        <table:table-column table:style-name="co1" table:default-cell-style-name="ce63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3"/>
        <table:table-column table:style-name="co1" table:default-cell-style-name="ce63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3"/>
        <table:table-column table:style-name="co1" table:default-cell-style-name="ce63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3"/>
        <table:table-column table:style-name="co1" table:default-cell-style-name="ce63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3"/>
        <table:table-column table:style-name="co1" table:default-cell-style-name="ce63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3"/>
        <table:table-column table:style-name="co1" table:default-cell-style-name="ce63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3"/>
        <table:table-column table:style-name="co1" table:default-cell-style-name="ce63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3"/>
        <table:table-column table:style-name="co1" table:default-cell-style-name="ce63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3"/>
        <table:table-column table:style-name="co1" table:default-cell-style-name="ce63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3"/>
        <table:table-column table:style-name="co1" table:default-cell-style-name="ce63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3"/>
        <table:table-column table:style-name="co1" table:default-cell-style-name="ce63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3"/>
        <table:table-column table:style-name="co1" table:default-cell-style-name="ce63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3"/>
        <table:table-column table:style-name="co1" table:default-cell-style-name="ce63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3"/>
        <table:table-column table:style-name="co1" table:default-cell-style-name="ce63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3"/>
        <table:table-column table:style-name="co1" table:default-cell-style-name="ce63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…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</text:span> II (Nivel 9) [PATRÓN UNDEFINED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 table:number-columns-repeated="29"/>
        </table:table-row>
        <table:table-row table:style-name="ro6">
          <table:table-cell table:style-name="ce1"/>
          <table:table-cell table:number-columns-repeated="156"/>
        </table:table-row>
        <table:table-row table:style-name="ro6"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8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6"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6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66" table:number-columns-spanned="1" table:number-rows-spanned="4"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6"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39" office:value-type="string" calcext:value-type="string" table:number-columns-spanned="127" table:number-rows-spanned="1">
            <text:p>Patrón Gamma [Eficiencia 6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GAMMA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/>
          <table:table-cell office:value-type="string" calcext:value-type="string">
            <text:p>11:30hs:Desayuno</text:p>
            <text:p><text:span text:style-name="T4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 table:style-name="ce66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6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4">09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4">09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6" table:number-columns-spanned="1" table:number-rows-spanned="10"/>
          <table:table-cell/>
          <table:table-cell table:style-name="ce13"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6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6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00hs</text:span></text:p>
          </table:table-cell>
          <table:table-cell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6">09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6">09:3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8:0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6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table:style-name="ce66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table:style-name="ce66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table:style-name="ce66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table:style-name="ce66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4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4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6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6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6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6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table:number-columns-repeated="2"/>
          <table:table-cell office:value-type="string" calcext:value-type="string">
            <text:p><text:span text:style-name="T5">08:30hs:</text:span></text:p>
            <text:p><text:span text:style-name="T5">Estudio/Trabajo</text:span></text:p>
            <text:p><text:span text:style-name="T6">09:00hs</text:span>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4">09:00hs</text:span>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08:30hs:</text:span></text:p>
            <text:p><text:span text:style-name="T5">Estudio/Trabajo</text:span></text:p>
            <text:p><text:span text:style-name="T6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5">08:30hs:</text:span></text:p>
            <text:p><text:span text:style-name="T5">Código</text:span></text:p>
            <text:p><text:span text:style-name="T5">Libre</text:span></text:p>
            <text:p><text:span text:style-name="T6">09:3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08:30hs:</text:span></text:p>
            <text:p><text:span text:style-name="T5">Estudio/Trabajo</text:span></text:p>
            <text:p><text:span text:style-name="T6">10:30hs</text:span></text:p>
          </table:table-cell>
          <table:table-cell office:value-type="string" calcext:value-type="string">
            <text:p><text:span text:style-name="T5">07:30hs:</text:span></text:p>
            <text:p><text:span text:style-name="T5">Estudio/Trabajo</text:span></text:p>
            <text:p><text:span text:style-name="T6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5">08:30hs:</text:span></text:p>
            <text:p><text:span text:style-name="T5">Código</text:span></text:p>
            <text:p><text:span text:style-name="T5">Libre</text:span></text:p>
            <text:p><text:span text:style-name="T6">09:3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6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6">09:00hs</text:span></text:p>
          </table:table-cell>
          <table:table-cell table:style-name="ce21"/>
          <table:table-cell/>
          <table:table-cell office:value-type="string" calcext:value-type="string">
            <text:p><text:span text:style-name="T5">08:30hs:</text:span></text:p>
            <text:p><text:span text:style-name="T5">Código</text:span></text:p>
            <text:p><text:span text:style-name="T5">Libre</text:span></text:p>
            <text:p><text:span text:style-name="T6">09:3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6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office:value-type="string" calcext:value-type="string">
            <text:p><text:span text:style-name="T5">07:30hs:</text:span></text:p>
            <text:p><text:span text:style-name="T5">Estudio/Trabajo</text:span></text:p>
            <text:p><text:span text:style-name="T6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5">08:30hs:</text:span></text:p>
            <text:p><text:span text:style-name="T5">Código</text:span></text:p>
            <text:p><text:span text:style-name="T5">Libre</text:span></text:p>
            <text:p><text:span text:style-name="T6">09:3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6">11:35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10:30hs:</text:p>
            <text:p><text:span text:style-name="T5">Estudio/Trabajo</text:span></text:p>
            <text:p><text:span text:style-name="T6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10:30hs:</text:p>
            <text:p>Estudio/Trabajo</text:p>
            <text:p><text:span text:style-name="T4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10:30hs:</text:p>
            <text:p><text:span text:style-name="T5">Estudio/Trabajo</text:span></text:p>
            <text:p><text:span text:style-name="T6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10:30hs:</text:p>
            <text:p>Estudio/Trabajo</text:p>
            <text:p><text:span text:style-name="T4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/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5">O Código Libre</text:span></text:p>
            <text:p><text:span text:style-name="T6">11:35hs</text:span></text:p>
          </table:table-cell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5">O Código Libre</text:span></text:p>
            <text:p><text:span text:style-name="T6">11:35hs</text:span></text:p>
          </table:table-cell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5">O Código Libre</text:span></text:p>
            <text:p><text:span text:style-name="T6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6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6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6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6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office:value-type="string" calcext:value-type="string">
            <text:p><text:span text:style-name="T5">11:30hs:</text:span></text:p>
            <text:p><text:span text:style-name="T5">Código</text:span></text:p>
            <text:p><text:span text:style-name="T5">Libre</text:span></text:p>
            <text:p><text:span text:style-name="T6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5">Código</text:span></text:p>
            <text:p><text:span text:style-name="T5">Libre</text:span></text:p>
            <text:p><text:span text:style-name="T6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5">Código</text:span></text:p>
            <text:p><text:span text:style-name="T5">Libre</text:span></text:p>
            <text:p><text:span text:style-name="T6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number-columns-repeated="3"/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7">11:00hs:</text:span></text:p>
            <text:p><text:span text:style-name="T7">Situaciones</text:span></text:p>
            <text:p><text:span text:style-name="T7">Especiales</text:span></text:p>
            <text:p><text:span text:style-name="T8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style-name="Default"/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5">Respuesta a 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4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4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4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4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table:style-name="Default"/>
          <table:table-cell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6:00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6:00hs</text:span></text:p>
          </table:table-cell>
          <table:table-cell table:number-columns-repeated="2"/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14:30hs:</text:p>
            <text:p><text:span text:style-name="T5">Estudio/</text:span></text:p>
            <text:p><text:span text:style-name="T5">Trabajo</text:span></text:p>
            <text:p><text:span text:style-name="T4">17:3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Baño</text:span>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Situaciones</text:span></text:p>
            <text:p><text:span text:style-name="T5">Especiales</text:span></text:p>
            <text:p><text:span text:style-name="T6">17:00hs</text:span></text:p>
          </table:table-cell>
          <table:table-cell table:number-columns-repeated="5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5">Respuesta a </text:span></text:p>
            <text:p><text:span text:style-name="T5">Estudio/Trabajo</text:span></text:p>
            <text:p><text:span text:style-name="T6">17:00hs</text:span></text:p>
          </table:table-cell>
          <table:table-cell office:value-type="string" calcext:value-type="string">
            <text:p><text:span text:style-name="T5">17:30hs:Baño</text:span></text:p>
            <text:p><text:span text:style-name="T6">18:3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15:30hs:</text:p>
            <text:p>Situaciobnes</text:p>
            <text:p>Especiales</text:p>
            <text:p><text:span text:style-name="T4">17:35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4">17:35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5:35hs:</text:p>
            <text:p>Reflexión</text:p>
            <text:p><text:span text:style-name="T4">16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4">17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3"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table:number-columns-repeated="2"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Respuesta a </text:span></text:p>
            <text:p><text:span text:style-name="T5">Estudio/Trabajo</text:span></text:p>
            <text:p><text:span text:style-name="T6">20:00hs</text:span></text:p>
          </table:table-cell>
          <table:table-cell table:style-name="Default"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4">20:00hs</text:span></text:p>
          </table:table-cell>
          <table:table-cell table:number-columns-repeated="2"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 </text:span></text:p>
            <text:p><text:span text:style-name="T5">Estudio/</text:span></text:p>
            <text:p><text:span text:style-name="T5">Trabajo</text:span></text:p>
            <text:p><text:span text:style-name="T6">20:00hs</text:span></text:p>
          </table:table-cell>
          <table:table-cell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table:number-columns-repeated="2"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 </text:span></text:p>
            <text:p><text:span text:style-name="T5">Estudio/</text:span></text:p>
            <text:p><text:span text:style-name="T5">Trabajo</text:span></text:p>
            <text:p><text:span text:style-name="T6">20:00hs</text:span></text:p>
          </table:table-cell>
          <table:table-cell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table:number-columns-repeated="2"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4">Resto del día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66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66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/>
          <table:table-cell office:value-type="string" calcext:value-type="string">
            <text:p>18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6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/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1:00hs:Ducha</text:span></text:p>
            <text:p><text:span text:style-name="T6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0:00hs:Ducha</text:span></text:p>
            <text:p><text:span text:style-name="T6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4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74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74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4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4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4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4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4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4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4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4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4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4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19:00hs</text:span></text:p>
            <text:p><text:span text:style-name="T5">-</text:span></text:p>
            <text:p><text:span text:style-name="T5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4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21:00hs</text:span></text:p>
            <text:p><text:span text:style-name="T5">-</text:span></text:p>
            <text:p><text:span text:style-name="T5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4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19:00hs</text:span></text:p>
            <text:p><text:span text:style-name="T5">-</text:span></text:p>
            <text:p><text:span text:style-name="T5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4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19:00hs</text:span></text:p>
            <text:p><text:span text:style-name="T5">-</text:span></text:p>
            <text:p><text:span text:style-name="T5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74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0" office:value-type="string" calcext:value-type="string" table:number-columns-spanned="127" table:number-rows-spanned="1">
            <text:p>Patrón Épsilon [Eficiencia (37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ÉPSILON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 table:number-columns-repeated="29"/>
        </table:table-row>
        <table:table-row table:style-name="ro10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Atender </text:span></text:p>
            <text:p><text:span text:style-name="T5">Necesidades</text:span></text:p>
            <text:p><text:span text:style-name="T5">Urgentes de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Atender </text:span></text:p>
            <text:p><text:span text:style-name="T5">Necesidades</text:span></text:p>
            <text:p><text:span text:style-name="T5">Urgentes de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Atender </text:span></text:p>
            <text:p><text:span text:style-name="T5">Necesidades</text:span></text:p>
            <text:p><text:span text:style-name="T5">Urgentes de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5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 table:number-columns-repeated="29"/>
        </table:table-row>
        <table:table-row table:style-name="ro8">
          <table:table-cell/>
          <table:table-cell table:style-name="ce13"/>
          <table:table-cell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style-name="ce21" table:number-columns-repeated="2"/>
          <table:table-cell table:style-name="ce66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6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6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style-name="ce21" table:number-columns-repeated="2"/>
          <table:table-cell table:style-name="ce66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style-name="ce21" table:number-columns-repeated="2"/>
          <table:table-cell table:style-name="ce66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6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6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table:number-columns-repeated="5"/>
          <table:table-cell table:style-name="ce66" table:number-columns-spanned="1" table:number-rows-spanned="10"/>
          <table:table-cell/>
          <table:table-cell table:style-name="ce13"/>
          <table:table-cell table:number-columns-repeated="5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4">16:30hs</text:span></text:p>
          </table:table-cell>
          <table:table-cell table:number-columns-repeated="2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7:30hs:Baño</text:span></text:p>
            <text:p><text:span text:style-name="T6">18:3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5:35hs:</text:p>
            <text:p>Reflexión</text:p>
            <text:p><text:span text:style-name="T4">16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1:00hs:Ducha</text:span></text:p>
            <text:p><text:span text:style-name="T6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0:00hs:Ducha</text:span></text:p>
            <text:p><text:span text:style-name="T6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table:style-name="ce19"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19"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19"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3" office:value-type="string" calcext:value-type="string" table:number-columns-spanned="127" table:number-rows-spanned="1">
            <text:p>Patrón Delta [Eficiencia 68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1">
          <table:table-cell/>
          <table:table-cell table:style-name="ce4" office:value-type="string" calcext:value-type="string" table:number-columns-spanned="7" table:number-rows-spanned="1">
            <text:p>Horario de rutina técnico: Sub-zero (nivel 0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</text:span>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68" office:value-type="string" calcext:value-type="string" table:number-columns-spanned="5" table:number-rows-spanned="1">
            <text:p>Tiempos Activos largos</text:p>
          </table:table-cell>
          <table:covered-table-cell table:style-name="ce70"/>
          <table:covered-table-cell table:number-columns-repeated="3" table:style-name="ce72"/>
          <table:table-cell table:style-name="ce68" office:value-type="string" calcext:value-type="string" table:number-columns-spanned="5" table:number-rows-spanned="1">
            <text:p>Tiempos Activos cortos</text:p>
          </table:table-cell>
          <table:covered-table-cell table:style-name="ce70"/>
          <table:covered-table-cell table:number-columns-repeated="3" table:style-name="ce72"/>
          <table:table-cell table:number-columns-repeated="17"/>
          <table:table-cell table:style-name="ce7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number-columns-repeated="18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9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1">08:30hs</text:span></text:p>
            <text:p><text:span text:style-name="T11">-</text:span></text:p>
            <text:p><text:span text:style-name="T12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1">08:30hs</text:span></text:p>
            <text:p><text:span text:style-name="T11">-</text:span></text:p>
            <text:p><text:span text:style-name="T12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7"/>
          <table:table-cell table:style-name="ce66" table:number-columns-spanned="1" table:number-rows-spanned="10"/>
          <table:table-cell/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/>
          <table:table-cell office:value-type="string" calcext:value-type="string">
            <text:p>11:30hs:Desayuno</text:p>
            <text:p><text:span text:style-name="T4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2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2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08:30hs:Desayuno</text:p>
            <text:p><text:span text:style-name="T4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6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20hs</text:span></text:p>
          </table:table-cell>
          <table:table-cell/>
          <table:table-cell table:style-name="ce66" table:number-columns-spanned="1" table:number-rows-spanned="10"/>
          <table:table-cell/>
          <table:table-cell office:value-type="string" calcext:value-type="string">
            <text:p>08:30hs:Desayuno</text:p>
            <text:p><text:span text:style-name="T4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6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20hs</text:span></text:p>
          </table:table-cell>
          <table:table-cell/>
          <table:table-cell table:style-name="ce66" table:number-columns-spanned="1" table:number-rows-spanned="10"/>
          <table:table-cell/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4">14:30hs</text:span></text:p>
          </table:table-cell>
          <table:table-cell office:value-type="string" calcext:value-type="string">
            <text:p>10:00hs:</text:p>
            <text:p>Espacio de</text:p>
            <text:p>Juego</text:p>
            <text:p><text:span text:style-name="T4">14:30hs</text:span></text:p>
          </table:table-cell>
          <table:table-cell table:style-name="Default"/>
          <table:table-cell office:value-type="string" calcext:value-type="string">
            <text:p>10:00hs:</text:p>
            <text:p>Espacio de</text:p>
            <text:p>Juego</text:p>
            <text:p><text:span text:style-name="T4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5">08:30hs:</text:span></text:p>
            <text:p><text:span text:style-name="T5">Espacio de</text:span></text:p>
            <text:p><text:span text:style-name="T5">Juego</text:span></text:p>
            <text:p><text:span text:style-name="T6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6">11:50hs</text:span></text:p>
          </table:table-cell>
          <table:table-cell office:value-type="string" calcext:value-type="string">
            <text:p><text:span text:style-name="T5">09:30hs:</text:span></text:p>
            <text:p><text:span text:style-name="T5">Código Libre </text:span></text:p>
            <text:p><text:span text:style-name="T6">10:50hs</text:span></text:p>
          </table:table-cell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6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6">11:50hs</text:span></text:p>
          </table:table-cell>
          <table:table-cell office:value-type="string" calcext:value-type="string">
            <text:p><text:span text:style-name="T5">09:30hs:</text:span></text:p>
            <text:p><text:span text:style-name="T5">Código Libre </text:span></text:p>
            <text:p><text:span text:style-name="T6">10:50hs</text:span></text:p>
          </table:table-cell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6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5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6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5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6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0:4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6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0:40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6">10:00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5">09:30hs:Espacio</text:span></text:p>
            <text:p><text:span text:style-name="T5">para proyecto</text:span></text:p>
            <text:p><text:span text:style-name="T6">09:50hs</text:span></text:p>
          </table:table-cell>
          <table:table-cell office:value-type="string" calcext:value-type="string">
            <text:p>06:30hs:</text:p>
            <text:p>Estudio/Trabajo</text:p>
            <text:p><text:span text:style-name="T4">07:30hs</text:span></text:p>
          </table:table-cell>
          <table:table-cell office:value-type="string" calcext:value-type="string">
            <text:p>09:30hs:</text:p>
            <text:p>Estudio/Trabajo</text:p>
            <text:p><text:span text:style-name="T4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4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09:30hs:Espacio</text:span></text:p>
            <text:p><text:span text:style-name="T5">para proyecto</text:span></text:p>
            <text:p><text:span text:style-name="T6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4">08:00hs</text:span></text:p>
          </table:table-cell>
          <table:table-cell office:value-type="string" calcext:value-type="string">
            <text:p>09:30hs:</text:p>
            <text:p>Estudio/Trabajo</text:p>
            <text:p><text:span text:style-name="T4">10:00hs</text:span></text:p>
          </table:table-cell>
          <table:table-cell office:value-type="string" calcext:value-type="string">
            <text:p>06:30hs:</text:p>
            <text:p>Estudio/Trabajo</text:p>
            <text:p><text:span text:style-name="T4">07:30hs</text:span></text:p>
          </table:table-cell>
          <table:table-cell table:number-columns-repeated="2"/>
          <table:covered-table-cell/>
          <table:table-cell/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-11:30hs-</text:span></text:p>
          </table:table-cell>
          <table:table-cell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35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-11:30hs-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35hs</text:span></text:p>
          </table:table-cell>
          <table:table-cell table:number-columns-repeated="2"/>
          <table:table-cell table:style-name="Default"/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3:00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1:35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4">10:40hs</text:span></text:p>
          </table:table-cell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40hs</text:span></text:p>
          </table:table-cell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4">10:00hs</text:span></text:p>
          </table:table-cell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6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4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40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4">10:00hs</text:span></text:p>
          </table:table-cell>
          <table:table-cell office:value-type="string" calcext:value-type="string">
            <text:p>08:00hs:</text:p>
            <text:p>Baño</text:p>
            <text:p><text:span text:style-name="T4">09:00hs</text:span></text:p>
          </table:table-cell>
          <table:table-cell/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6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40hs</text:span></text:p>
          </table:table-cell>
          <table:table-cell/>
          <table:covered-table-cell/>
          <table:table-cell/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08:00hs</text:p>
          </table:table-cell>
          <table:table-cell table:style-name="ce71" office:value-type="string" calcext:value-type="string">
            <text:p>09:0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0:40hs</text:span></text:p>
          </table:table-cell>
          <table:table-cell office:value-type="string" calcext:value-type="string">
            <text:p>09:00hs: Baño</text:p>
            <text:p><text:span text:style-name="T4">10:00hs</text:span></text:p>
          </table:table-cell>
          <table:table-cell/>
          <table:table-cell office:value-type="string" calcext:value-type="string">
            <text:p>09:00hs:</text:p>
            <text:p><text:span text:style-name="T5">Estudio/</text:span></text:p>
            <text:p><text:span text:style-name="T5">trabajo</text:span></text:p>
            <text:p><text:span text:style-name="T6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0:40hs</text:span></text:p>
          </table:table-cell>
          <table:table-cell office:value-type="string" calcext:value-type="string">
            <text:p>09:00hs:</text:p>
            <text:p><text:span text:style-name="T5">Estudio/</text:span></text:p>
            <text:p><text:span text:style-name="T5">trabajo</text:span></text:p>
            <text:p><text:span text:style-name="T6">10:00hs</text:span></text:p>
          </table:table-cell>
          <table:table-cell/>
          <table:table-cell office:value-type="string" calcext:value-type="string">
            <text:p>09:00hs: Baño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7:15hs</text:p>
          </table:table-cell>
          <table:table-cell table:style-name="ce71" office:value-type="string" calcext:value-type="string">
            <text:p>08:1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9:30hs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number-columns-repeated="18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4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5">10:4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4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<text:span text:style-name="T5">10:4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4">11:00hs</text:span></text:p>
          </table:table-cell>
          <table:table-cell office:value-type="string" calcext:value-type="string">
            <text:p><text:span text:style-name="T5">10:4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08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23:30hs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4">14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4:30hs</text:span></text:p>
          </table:table-cell>
          <table:table-cell office:value-type="string" calcext:value-type="string">
            <text:p><text:span text:style-name="T5">08:30hs:</text:span></text:p>
            <text:p><text:span text:style-name="T5">Espacio de</text:span></text:p>
            <text:p><text:span text:style-name="T5">Juego</text:span></text:p>
            <text:p><text:span text:style-name="T6">14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table:number-columns-repeated="2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table:number-columns-repeated="2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/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6:00hs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21:45hs</text:p>
          </table:table-cell>
          <table:table-cell table:style-name="ce69" office:value-type="string" calcext:value-type="string">
            <text:p>23:00hs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5:30hs</text:p>
          </table:table-cell>
          <table:table-cell table:style-name="ce69" office:value-type="string" calcext:value-type="string">
            <text:p>06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8:30hs</text:p>
          </table:table-cell>
          <table:table-cell table:style-name="ce69" office:value-type="string" calcext:value-type="string">
            <text:p>09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5:00hs: Galactic</text:p>
            <text:p>Gym</text:p>
            <text:p><text:span text:style-name="T4">17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6:2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5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4">Resto del día</text:span></text:p>
          </table:table-cell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office:value-type="string" calcext:value-type="string">
            <text:p><text:span text:style-name="T5">14:30hs: </text:span></text:p>
            <text:p><text:span text:style-name="T5">Código Libre</text:span></text:p>
            <text:p><text:span text:style-name="T6">16:5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 Libre</text:span></text:p>
            <text:p><text:span text:style-name="T6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6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 Libre</text:span></text:p>
            <text:p><text:span text:style-name="T6">15:30hs</text:span></text:p>
          </table:table-cell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6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55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55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55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/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</text:p>
            <text:p>Código</text:p>
            <text:p>Libre</text:p>
            <text:p><text:span text:style-name="T4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4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4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4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4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4">17:00hs</text:span></text:p>
          </table:table-cell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Código</text:p>
            <text:p>Libre</text:p>
            <text:p><text:span text:style-name="T4">17:00hs</text:span></text:p>
          </table:table-cell>
          <table:table-cell office:value-type="string" calcext:value-type="string">
            <text:p><text:span text:style-name="T5">17:30hs:Baño</text:span></text:p>
            <text:p><text:span text:style-name="T6">18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Código Libre</text:span></text:p>
            <text:p><text:span text:style-name="T6">16:30hs</text:span></text:p>
          </table:table-cell>
          <table:table-cell office:value-type="string" calcext:value-type="string">
            <text:p><text:span text:style-name="T5">16:00hs:</text:span></text:p>
            <text:p><text:span text:style-name="T5">Código Libre</text:span></text:p>
            <text:p><text:span text:style-name="T6">17:00hs</text:span></text:p>
          </table:table-cell>
          <table:table-cell office:value-type="string" calcext:value-type="string">
            <text:p><text:span text:style-name="T5">15:30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6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Código Libre</text:span></text:p>
            <text:p><text:span text:style-name="T6">16:3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30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 office:value-type="string" calcext:value-type="string">
            <text:p><text:span text:style-name="T5">16:00hs:</text:span></text:p>
            <text:p><text:span text:style-name="T5">Código Libre</text:span></text:p>
            <text:p><text:span text:style-name="T6">17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6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55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55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55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6:30hs</text:span></text:p>
          </table:table-cell>
          <table:table-cell/>
          <table:table-cell office:value-type="string" calcext:value-type="string">
            <text:p>15:00hs:</text:p>
            <text:p>Espacio</text:p>
            <text:p>Para proyecto</text:p>
            <text:p><text:span text:style-name="T4">15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30hs:</text:span></text:p>
            <text:p><text:span text:style-name="T5">Código</text:span></text:p>
            <text:p><text:span text:style-name="T5">Libre</text:span></text:p>
            <text:p><text:span text:style-name="T6">20:2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6">17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6">17:3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35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4:40hs:Estudio/</text:span></text:p>
            <text:p><text:span text:style-name="T5">trabajo</text:span></text:p>
            <text:p><text:span text:style-name="T6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35hs-</text:span></text:p>
          </table:table-cell>
          <table:table-cell office:value-type="string" calcext:value-type="string">
            <text:p><text:span text:style-name="T5">14:40hs:Estudio/</text:span></text:p>
            <text:p><text:span text:style-name="T5">trabajo</text:span></text:p>
            <text:p><text:span text:style-name="T6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66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table:style-name="ce66" table:number-columns-spanned="1" table:number-rows-spanned="4"/>
          <table:table-cell table:number-columns-repeated="3"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table:number-columns-repeated="2"/>
          <table:table-cell table:style-name="ce66" table:number-columns-spanned="1" table:number-rows-spanned="4"/>
          <table:table-cell/>
          <table:table-cell office:value-type="string" calcext:value-type="string">
            <text:p>18:00hs:</text:p>
            <text:p><text:span text:style-name="T5">Estudio/</text:span></text:p>
            <text:p><text:span text:style-name="T5">Trabajo</text:span></text:p>
            <text:p><text:span text:style-name="T6">20:40hs</text:span></text:p>
          </table:table-cell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6">23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Estudio/</text:span></text:p>
            <text:p><text:span text:style-name="T5">Trabajo</text:span></text:p>
            <text:p><text:span text:style-name="T6">20:40hs</text:span></text:p>
          </table:table-cell>
          <table:table-cell office:value-type="string" calcext:value-type="string">
            <text:p><text:span text:style-name="T5">18:00hs:</text:span></text:p>
            <text:p><text:span text:style-name="T5">Estudio/</text:span></text:p>
            <text:p><text:span text:style-name="T5">Trabajo</text:span></text:p>
            <text:p><text:span text:style-name="T6">20:40hs</text:span></text:p>
          </table:table-cell>
          <table:table-cell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4">20:20hs</text:span></text:p>
          </table:table-cell>
          <table:table-cell office:value-type="string" calcext:value-type="string">
            <text:p><text:span text:style-name="T5">18:00hs: </text:span></text:p>
            <text:p><text:span text:style-name="T5">Código Libre</text:span></text:p>
            <text:p><text:span text:style-name="T6">20:2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20:00hs:Ducha</text:span></text:p>
            <text:p><text:span text:style-name="T6">21:00hs</text:span></text:p>
          </table:table-cell>
          <table:table-cell office:value-type="string" calcext:value-type="string">
            <text:p><text:span text:style-name="T5">18:00hs: </text:span></text:p>
            <text:p><text:span text:style-name="T5">Código Libre</text:span></text:p>
            <text:p><text:span text:style-name="T6">20:2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table:style-name="ce66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-Resto del día.</text:span></text:p>
          </table:table-cell>
          <table:table-cell office:value-type="string" calcext:value-type="string">
            <text:p><text:span text:style-name="T5">23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20:00hs:</text:span></text:p>
            <text:p><text:span text:style-name="T5">Estudio/</text:span></text:p>
            <text:p><text:span text:style-name="T5">Trabajo</text:span></text:p>
            <text:p><text:span text:style-name="T6">22:40hs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6">22:40hs</text:span></text:p>
          </table:table-cell>
          <table:table-cell office:value-type="string" calcext:value-type="string">
            <text:p>20:00hs:Baño</text:p>
            <text:p><text:span text:style-name="T4">21:00hs</text:span></text:p>
          </table:table-cell>
          <table:table-cell office:value-type="string" calcext:value-type="string">
            <text:p><text:span text:style-name="T5">20:00hs:</text:span></text:p>
            <text:p><text:span text:style-name="T5">Estudio/</text:span></text:p>
            <text:p><text:span text:style-name="T5">Trabajo</text:span></text:p>
            <text:p><text:span text:style-name="T6">22;20hs-</text:span></text:p>
          </table:table-cell>
          <table:table-cell office:value-type="string" calcext:value-type="string">
            <text:p><text:span text:style-name="T5">21:00hs: </text:span></text:p>
            <text:p><text:span text:style-name="T5">Código Libre</text:span></text:p>
            <text:p><text:span text:style-name="T6">23:20hs</text:span></text:p>
          </table:table-cell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6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2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1:00hs:Ducha</text:span></text:p>
            <text:p><text:span text:style-name="T6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1:00hs:</text:span></text:p>
            <text:p><text:span text:style-name="T5">Estudio/</text:span></text:p>
            <text:p><text:span text:style-name="T5">Trabajo</text:span></text:p>
            <text:p><text:span text:style-name="T6">23:20hs</text:span></text:p>
          </table:table-cell>
          <table:table-cell/>
          <table:table-cell office:value-type="string" calcext:value-type="string">
            <text:p><text:span text:style-name="T5">23:20hs:</text:span></text:p>
            <text:p><text:span text:style-name="T5">Estudio/</text:span></text:p>
            <text:p><text:span text:style-name="T5">Trabajo</text:span></text:p>
            <text:p><text:span text:style-name="T6">01:1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4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5">21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4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5">22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5">22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74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74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74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74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74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4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4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2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4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4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4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4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4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4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74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74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Platteau [Eficiencia 73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4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</text:span> II (Nivel 9) [PATRÓN PLATTEAU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66" table:number-columns-spanned="1" table:number-rows-spanned="15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4">03:00hs</text:span></text:p>
          </table:table-cell>
          <table:table-cell table:style-name="ce51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table-cell table:style-name="ce51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table-cell table:style-name="ce51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table-cell table:style-name="ce51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table-cell table:style-name="ce51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4">06:00hs</text:span></text:p>
          </table:table-cell>
          <table:table-cell table:style-name="ce51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table-cell table:style-name="ce51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table-cell table:style-name="ce51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table-cell table:style-name="ce51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table-cell table:style-name="ce51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4">09:00hs</text:span></text:p>
          </table:table-cell>
          <table:table-cell office:value-type="string" calcext:value-type="string">
            <text:p><text:span text:style-name="T5">06:00hs:</text:span></text:p>
            <text:p><text:span text:style-name="T5">Estudio/Trabajo</text:span></text:p>
            <text:p><text:span text:style-name="T6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6">09:00hs</text:span></text:p>
          </table:table-cell>
          <table:table-cell office:value-type="string" calcext:value-type="string">
            <text:p><text:span text:style-name="T5">06:00hs:</text:span></text:p>
            <text:p><text:span text:style-name="T5">Estudio/Trabajo</text:span></text:p>
            <text:p><text:span text:style-name="T6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6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6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5">Estudio/Trabajo</text:span></text:p>
            <text:p><text:span text:style-name="T4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0:30hs:</text:p>
            <text:p>Galactic Gym</text:p>
            <text:p><text:span text:style-name="T4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4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1:35hs:</text:span></text:p>
            <text:p><text:span text:style-name="T5">Reflexión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4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covered-table-cell/>
          <table:table-cell table:number-columns-repeated="7"/>
          <table:table-cell table:style-name="ce66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6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66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4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office:value-type="string" calcext:value-type="string">
            <text:p>18:00hs:</text:p>
            <text:p><text:span text:style-name="T5">Espacio de</text:span></text:p>
            <text:p><text:span text:style-name="T5">Juego</text:span></text:p>
            <text:p><text:span text:style-name="T4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covered-table-cell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5"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4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5">21:30hs:Regar el</text:span></text:p>
            <text:p><text:span text:style-name="T5">Jardín</text:span></text:p>
            <text:p><text:span text:style-name="T6">22:00hs</text:span></text:p>
          </table:table-cell>
          <table:table-cell table:style-name="ce19"/>
          <table:covered-table-cell table:style-name="ce74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 table:number-rows-repeated="2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Alph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ALPH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ALPH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/>
          <table:table-cell office:value-type="string" calcext:value-type="string">
            <text:p>11:30hs:Desayuno</text:p>
            <text:p><text:span text:style-name="T4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 table:style-name="ce66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6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4">09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4">09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6" table:number-columns-spanned="1" table:number-rows-spanned="10"/>
          <table:table-cell/>
          <table:table-cell table:style-name="ce13"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6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6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00hs</text:span></text:p>
          </table:table-cell>
          <table:table-cell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6">09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6">09:3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08:30hs:Desayuno</text:p>
            <text:p><text:span text:style-name="T4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8:10hs</text:span></text:p>
          </table:table-cell>
          <table:table-cell office:value-type="string" calcext:value-type="string">
            <text:p><text:span text:style-name="T5">08:30hs:Desayuno</text:span></text:p>
            <text:p><text:span text:style-name="T6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6">09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6">09:30hs</text:span></text:p>
          </table:table-cell>
          <table:table-cell table:style-name="ce66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table:style-name="ce66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table:style-name="ce66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table:style-name="ce66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table:style-name="ce66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table-cell/>
          <table:covered-table-cell/>
          <table:table-cell table:number-columns-repeated="2"/>
          <table:table-cell table:style-name="Default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style-name="Default"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style-name="Default"/>
          <table:table-cell office:value-type="string" calcext:value-type="string">
            <text:p>10:00hs:</text:p>
            <text:p>Paseo</text:p>
            <text:p>Matutino</text:p>
            <text:p><text:span text:style-name="T4">10:4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style-name="Default"/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/>
          <table:table-cell office:value-type="string" calcext:value-type="string">
            <text:p>10:00hs:</text:p>
            <text:p>Paseo</text:p>
            <text:p>Matutino</text:p>
            <text:p><text:span text:style-name="T4">10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6">12:15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6">12:15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style-name="ce21" table:number-columns-repeated="2"/>
          <table:table-cell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11:30hs</text:span></text:p>
          </table:table-cell>
          <table:table-cell table:number-columns-repeated="3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4">09:00hs</text:span></text:p>
          </table:table-cell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11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<text:span text:style-name="T5">09:30hs:</text:span></text:p>
            <text:p><text:span text:style-name="T5">Paseo</text:span></text:p>
            <text:p><text:span text:style-name="T5">Matutino</text:span></text:p>
            <text:p><text:span text:style-name="T6">10:30hs</text:span></text:p>
          </table:table-cell>
          <table:table-cell table:number-columns-repeated="3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4">09:00hs</text:span></text:p>
          </table:table-cell>
          <table:table-cell office:value-type="string" calcext:value-type="string">
            <text:p><text:span text:style-name="T5">09:30hs:</text:span></text:p>
            <text:p><text:span text:style-name="T5">Paseo</text:span></text:p>
            <text:p><text:span text:style-name="T5">Matutino</text:span></text:p>
            <text:p><text:span text:style-name="T6">10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6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6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6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6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table:style-name="ce21"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table:number-columns-repeated="2"/>
          <table:table-cell office:value-type="string" calcext:value-type="string">
            <text:p><text:span text:style-name="T5">08:30hs:</text:span></text:p>
            <text:p><text:span text:style-name="T5">Estudio/Trabajo</text:span></text:p>
            <text:p><text:span text:style-name="T6">09:00hs</text:span>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4">09:00hs</text:span>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08:30hs:</text:span></text:p>
            <text:p><text:span text:style-name="T5">Estudio/Trabajo</text:span></text:p>
            <text:p><text:span text:style-name="T6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5">08:30hs:</text:span></text:p>
            <text:p><text:span text:style-name="T5">Código</text:span></text:p>
            <text:p><text:span text:style-name="T5">Libre</text:span></text:p>
            <text:p><text:span text:style-name="T6">09:3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08:30hs:</text:span></text:p>
            <text:p><text:span text:style-name="T5">Estudio/Trabajo</text:span></text:p>
            <text:p><text:span text:style-name="T6">10:30hs</text:span></text:p>
          </table:table-cell>
          <table:table-cell office:value-type="string" calcext:value-type="string">
            <text:p><text:span text:style-name="T5">07:30hs:</text:span></text:p>
            <text:p><text:span text:style-name="T5">Estudio/Trabajo</text:span></text:p>
            <text:p><text:span text:style-name="T6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5">08:30hs:</text:span></text:p>
            <text:p><text:span text:style-name="T5">Paseo</text:span></text:p>
            <text:p><text:span text:style-name="T5">matutino</text:span></text:p>
            <text:p><text:span text:style-name="T6">10:0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6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6">09:00hs</text:span></text:p>
          </table:table-cell>
          <table:table-cell table:style-name="ce21"/>
          <table:table-cell/>
          <table:table-cell office:value-type="string" calcext:value-type="string">
            <text:p><text:span text:style-name="T5">08:30hs:</text:span></text:p>
            <text:p><text:span text:style-name="T5">Paseo</text:span></text:p>
            <text:p><text:span text:style-name="T5">matutino</text:span></text:p>
            <text:p><text:span text:style-name="T6">10:0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6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office:value-type="string" calcext:value-type="string">
            <text:p><text:span text:style-name="T5">07:30hs:</text:span></text:p>
            <text:p><text:span text:style-name="T5">Estudio/Trabajo</text:span></text:p>
            <text:p><text:span text:style-name="T6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5">08:30hs:</text:span></text:p>
            <text:p><text:span text:style-name="T5">Paseo</text:span></text:p>
            <text:p><text:span text:style-name="T5">matutino</text:span></text:p>
            <text:p><text:span text:style-name="T6">10:0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6">11:35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5">10:45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10:30hs:</text:p>
            <text:p><text:span text:style-name="T5">Estudio/Trabajo</text:span></text:p>
            <text:p><text:span text:style-name="T6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10:30hs:</text:p>
            <text:p>Estudio/Trabajo</text:p>
            <text:p><text:span text:style-name="T4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10:30hs:</text:p>
            <text:p><text:span text:style-name="T5">Estudio/Trabajo</text:span></text:p>
            <text:p><text:span text:style-name="T6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10:30hs:</text:p>
            <text:p>Estudio/Trabajo</text:p>
            <text:p><text:span text:style-name="T4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/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5">O Código Libre</text:span></text:p>
            <text:p><text:span text:style-name="T6">11:35hs</text:span></text:p>
          </table:table-cell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5">O Código Libre</text:span></text:p>
            <text:p><text:span text:style-name="T6">11:35hs</text:span></text:p>
          </table:table-cell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5">O Código Libre</text:span></text:p>
            <text:p><text:span text:style-name="T6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6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00hs:</text:span></text:p>
            <text:p><text:span text:style-name="T5">Estudio/Trabajo</text:span></text:p>
            <text:p><text:span text:style-name="T6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<text:span text:style-name="T5">10:00hs:</text:span></text:p>
            <text:p><text:span text:style-name="T5">Estudio/Trabajo</text:span></text:p>
            <text:p><text:span text:style-name="T6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00hs:</text:span></text:p>
            <text:p><text:span text:style-name="T5">Estudio/Trabajo</text:span></text:p>
            <text:p><text:span text:style-name="T6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office:value-type="string" calcext:value-type="string">
            <text:p><text:span text:style-name="T5">11:30hs:</text:span></text:p>
            <text:p><text:span text:style-name="T5">Código</text:span></text:p>
            <text:p><text:span text:style-name="T5">Libre</text:span></text:p>
            <text:p><text:span text:style-name="T6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5">Código</text:span></text:p>
            <text:p><text:span text:style-name="T5">Libre</text:span></text:p>
            <text:p><text:span text:style-name="T6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5">Código</text:span></text:p>
            <text:p><text:span text:style-name="T5">Libre</text:span></text:p>
            <text:p><text:span text:style-name="T6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number-columns-repeated="3"/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number-columns-repeated="2"/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7">11:00hs:</text:span></text:p>
            <text:p><text:span text:style-name="T7">Situaciones</text:span></text:p>
            <text:p><text:span text:style-name="T7">Especiales</text:span></text:p>
            <text:p><text:span text:style-name="T8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style-name="Default"/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5">Respuesta a 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4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4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4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14:30hs: Galactic</text:p>
            <text:p>Gym</text:p>
            <text:p><text:span text:style-name="T4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table:style-name="Default"/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table:style-name="ce13"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6">15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table:style-name="ce13"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6">15:15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5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14:30hs:</text:p>
            <text:p><text:span text:style-name="T5">Estudio/</text:span></text:p>
            <text:p><text:span text:style-name="T5">Trabajo</text:span></text:p>
            <text:p><text:span text:style-name="T4">17:3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<text:span text:style-name="T5">14:30hs:Baño</text:span>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Situaciones</text:span></text:p>
            <text:p><text:span text:style-name="T5">Especiales</text:span></text:p>
            <text:p><text:span text:style-name="T6">17:00hs</text:span></text:p>
          </table:table-cell>
          <table:table-cell table:number-columns-repeated="5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5">Respuesta a </text:span></text:p>
            <text:p><text:span text:style-name="T5">Estudio/Trabajo</text:span></text:p>
            <text:p><text:span text:style-name="T6">17:00hs</text:span></text:p>
          </table:table-cell>
          <table:table-cell office:value-type="string" calcext:value-type="string">
            <text:p><text:span text:style-name="T5">17:30hs:Baño</text:span></text:p>
            <text:p><text:span text:style-name="T6">18:3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3"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16:00hs:Código</text:p>
            <text:p>Libre</text:p>
            <text:p><text:span text:style-name="T4">17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4">17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4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4">17:35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5:35hs:</text:p>
            <text:p>Reflexión</text:p>
            <text:p><text:span text:style-name="T4">16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4">17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table-cell table:style-name="ce66" table:number-columns-spanned="1" table:number-rows-spanned="4"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table-cell table:style-name="ce66" table:number-columns-spanned="1" table:number-rows-spanned="4"/>
          <table:table-cell table:number-columns-repeated="3"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Respuesta a </text:span></text:p>
            <text:p><text:span text:style-name="T5">Estudio/Trabajo</text:span></text:p>
            <text:p><text:span text:style-name="T6">20:00hs</text:span></text:p>
          </table:table-cell>
          <table:table-cell table:style-name="Default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4">20:00hs</text:span></text:p>
          </table:table-cell>
          <table:table-cell table:number-columns-repeated="2"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 </text:span></text:p>
            <text:p><text:span text:style-name="T5">Estudio/</text:span></text:p>
            <text:p><text:span text:style-name="T5">Trabajo</text:span></text:p>
            <text:p><text:span text:style-name="T6">20:00hs</text:span></text:p>
          </table:table-cell>
          <table:table-cell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 </text:span></text:p>
            <text:p><text:span text:style-name="T5">Estudio/</text:span></text:p>
            <text:p><text:span text:style-name="T5">Trabajo</text:span></text:p>
            <text:p><text:span text:style-name="T6">20:00hs</text:span></text:p>
          </table:table-cell>
          <table:table-cell/>
          <table:table-cell office:value-type="string" calcext:value-type="string">
            <text:p><text:span text:style-name="T5">18:45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table:number-columns-repeated="2"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4">Resto del día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table:number-columns-repeated="3"/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66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66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18:45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/>
          <table:table-cell office:value-type="string" calcext:value-type="string">
            <text:p>18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6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1:00hs:Ducha</text:span></text:p>
            <text:p><text:span text:style-name="T6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0:00hs:Ducha</text:span></text:p>
            <text:p><text:span text:style-name="T6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4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74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74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4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4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4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4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4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4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4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4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4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4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19:00hs</text:span></text:p>
            <text:p><text:span text:style-name="T5">-</text:span></text:p>
            <text:p><text:span text:style-name="T5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4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21:00hs</text:span></text:p>
            <text:p><text:span text:style-name="T5">-</text:span></text:p>
            <text:p><text:span text:style-name="T5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4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19:00hs</text:span></text:p>
            <text:p><text:span text:style-name="T5">-</text:span></text:p>
            <text:p><text:span text:style-name="T5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4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19:00hs</text:span></text:p>
            <text:p><text:span text:style-name="T5">-</text:span></text:p>
            <text:p><text:span text:style-name="T5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74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Omeg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OMEG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OMEG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1"/>
          <table:covered-table-cell table:style-name="ce26"/>
          <table:table-cell table:number-columns-repeated="29"/>
        </table:table-row>
        <table:table-row table:style-name="ro8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Atender </text:span></text:p>
            <text:p><text:span text:style-name="T5">Necesidades</text:span></text:p>
            <text:p><text:span text:style-name="T5">Urgentes de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Atender </text:span></text:p>
            <text:p><text:span text:style-name="T5">Necesidades</text:span></text:p>
            <text:p><text:span text:style-name="T5">Urgentes de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Atender </text:span></text:p>
            <text:p><text:span text:style-name="T5">Necesidades</text:span></text:p>
            <text:p><text:span text:style-name="T5">Urgentes de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5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 table:number-columns-repeated="29"/>
        </table:table-row>
        <table:table-row table:style-name="ro8">
          <table:table-cell/>
          <table:table-cell table:style-name="ce13"/>
          <table:table-cell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table-cell table:style-name="ce21"/>
          <table:table-cell table:style-name="ce66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table-cell/>
          <table:table-cell table:style-name="ce66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6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style-name="ce21" table:number-columns-repeated="2"/>
          <table:table-cell table:style-name="ce66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style-name="ce21" table:number-columns-repeated="2"/>
          <table:table-cell table:style-name="ce66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6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6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6" table:number-columns-spanned="1" table:number-rows-spanned="10"/>
          <table:table-cell table:number-columns-repeated="3"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11:30hs</text:span></text:p>
          </table:table-cell>
          <table:table-cell table:number-columns-repeated="3"/>
          <table:table-cell table:style-name="ce66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table:number-columns-repeated="5"/>
          <table:table-cell table:style-name="ce66" table:number-columns-spanned="1" table:number-rows-spanned="10"/>
          <table:table-cell/>
          <table:table-cell table:style-name="ce13"/>
          <table:table-cell/>
          <table:table-cell office:value-type="string" calcext:value-type="string">
            <text:p><text:span text:style-name="T5">09:30hs:</text:span></text:p>
            <text:p><text:span text:style-name="T5">Paseo</text:span></text:p>
            <text:p><text:span text:style-name="T5">Matutino</text:span></text:p>
            <text:p><text:span text:style-name="T6">10:30hs</text:span></text:p>
          </table:table-cell>
          <table:table-cell table:number-columns-repeated="3"/>
          <table:table-cell table:style-name="ce66" table:number-columns-spanned="1" table:number-rows-spanned="10"/>
          <table:table-cell table:number-columns-repeated="3"/>
          <table:table-cell office:value-type="string" calcext:value-type="string">
            <text:p><text:span text:style-name="T5">09:30hs:</text:span></text:p>
            <text:p><text:span text:style-name="T5">Paseo</text:span></text:p>
            <text:p><text:span text:style-name="T5">Matutino</text:span></text:p>
            <text:p><text:span text:style-name="T6">10:30hs</text:span></text:p>
          </table:table-cell>
          <table:table-cell table:number-columns-repeated="3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5"/>
          <table:table-cell office:value-type="string" calcext:value-type="string">
            <text:p><text:span text:style-name="T5">08:30hs:</text:span></text:p>
            <text:p><text:span text:style-name="T5">Paseo</text:span></text:p>
            <text:p><text:span text:style-name="T5">matutino</text:span></text:p>
            <text:p><text:span text:style-name="T6">10:00hs</text:span></text:p>
          </table:table-cell>
          <table:table-cell/>
          <table:table-cell table:style-name="ce66" table:number-columns-spanned="1" table:number-rows-spanned="10"/>
          <table:table-cell table:number-columns-repeated="5"/>
          <table:table-cell office:value-type="string" calcext:value-type="string">
            <text:p><text:span text:style-name="T5">08:30hs:</text:span></text:p>
            <text:p><text:span text:style-name="T5">Paseo</text:span></text:p>
            <text:p><text:span text:style-name="T5">matutino</text:span></text:p>
            <text:p><text:span text:style-name="T6">10:00hs</text:span></text:p>
          </table:table-cell>
          <table:table-cell/>
          <table:table-cell table:style-name="ce66" table:number-columns-spanned="1" table:number-rows-spanned="10"/>
          <table:table-cell table:number-columns-repeated="5"/>
          <table:table-cell office:value-type="string" calcext:value-type="string">
            <text:p><text:span text:style-name="T5">08:30hs:</text:span></text:p>
            <text:p><text:span text:style-name="T5">Paseo</text:span></text:p>
            <text:p><text:span text:style-name="T5">matutino</text:span></text:p>
            <text:p><text:span text:style-name="T6">10:00hs</text:span></text:p>
          </table:table-cell>
          <table:table-cell/>
          <table:table-cell table:style-name="ce66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style-name="Default"/>
          <table:table-cell office:value-type="string" calcext:value-type="string">
            <text:p>10:00hs:</text:p>
            <text:p>Paseo</text:p>
            <text:p>Matutino</text:p>
            <text:p><text:span text:style-name="T4">10:4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style-name="Default"/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/>
          <table:table-cell office:value-type="string" calcext:value-type="string">
            <text:p>10:00hs:</text:p>
            <text:p>Paseo</text:p>
            <text:p>Matutino</text:p>
            <text:p><text:span text:style-name="T4">10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6">12:15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11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6">12:15hs</text:span></text:p>
          </table:table-cell>
          <table:table-cell table:number-columns-repeated="4"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14:30hs: Galactic</text:p>
            <text:p>Gym</text:p>
            <text:p><text:span text:style-name="T4">16:30hs</text:span></text:p>
          </table:table-cell>
          <table:table-cell table:number-columns-repeated="2"/>
          <table:table-cell table:style-name="Default"/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number-columns-repeated="5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7:30hs:Baño</text:span></text:p>
            <text:p><text:span text:style-name="T6">18:3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5:35hs:</text:p>
            <text:p>Reflexión</text:p>
            <text:p><text:span text:style-name="T4">16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6">15:15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6">15:15hs</text:span></text:p>
          </table:table-cell>
          <table:table-cell table:number-columns-repeated="2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5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/>
          <table:table-cell table:style-name="ce31" table:number-columns-spanned="1" table:number-rows-spanned="4"/>
          <table:table-cell table:number-columns-repeated="2"/>
          <table:table-cell table:style-name="Default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3"/>
          <table:table-cell table:style-name="ce31" table:number-columns-spanned="1" table:number-rows-spanned="4"/>
          <table:table-cell table:number-columns-repeated="5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/>
          <table:table-cell table:style-name="ce31" table:number-columns-spanned="1" table:number-rows-spanned="4"/>
          <table:table-cell table:number-columns-repeated="3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3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1:00hs:Ducha</text:span></text:p>
            <text:p><text:span text:style-name="T6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0:00hs:Ducha</text:span></text:p>
            <text:p><text:span text:style-name="T6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table:style-name="ce19"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19"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19"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Lambd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LAMBD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LAMBD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 table:number-columns-repeated="29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1">08:30hs</text:span></text:p>
            <text:p><text:span text:style-name="T11">-</text:span></text:p>
            <text:p><text:span text:style-name="T12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1">08:30hs</text:span></text:p>
            <text:p><text:span text:style-name="T11">-</text:span></text:p>
            <text:p><text:span text:style-name="T12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/>
          <table:table-cell table:style-name="ce66" table:number-columns-spanned="1" table:number-rows-spanned="10"/>
          <table:table-cell/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/>
          <table:table-cell office:value-type="string" calcext:value-type="string">
            <text:p>11:30hs:Desayuno</text:p>
            <text:p><text:span text:style-name="T4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 table:style-name="ce66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number-columns-repeated="3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2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2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6" table:number-columns-spanned="1" table:number-rows-spanned="10"/>
          <table:table-cell/>
          <table:table-cell office:value-type="string" calcext:value-type="string">
            <text:p>08:30hs:Desayuno</text:p>
            <text:p><text:span text:style-name="T4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6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20hs</text:span></text:p>
          </table:table-cell>
          <table:table-cell/>
          <table:table-cell table:style-name="ce66" table:number-columns-spanned="1" table:number-rows-spanned="10"/>
          <table:table-cell/>
          <table:table-cell office:value-type="string" calcext:value-type="string">
            <text:p>08:30hs:Desayuno</text:p>
            <text:p><text:span text:style-name="T4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6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20hs</text:span></text:p>
          </table:table-cell>
          <table:table-cell/>
          <table:table-cell table:style-name="ce66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4">14:30hs</text:span></text:p>
          </table:table-cell>
          <table:table-cell office:value-type="string" calcext:value-type="string">
            <text:p>12:00hs:</text:p>
            <text:p><text:span text:style-name="T5">Paseo de</text:span></text:p>
            <text:p><text:span text:style-name="T5">mediodía</text:span></text:p>
            <text:p><text:span text:style-name="T4">12:45hs</text:span></text:p>
          </table:table-cell>
          <table:table-cell table:style-name="Default"/>
          <table:table-cell office:value-type="string" calcext:value-type="string">
            <text:p>12:00hs:</text:p>
            <text:p><text:span text:style-name="T5">Paseo de</text:span></text:p>
            <text:p><text:span text:style-name="T5">mediodía</text:span></text:p>
            <text:p><text:span text:style-name="T4">12:45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5">08:30hs:</text:span></text:p>
            <text:p><text:span text:style-name="T5">Espacio de</text:span></text:p>
            <text:p><text:span text:style-name="T5">Juego</text:span></text:p>
            <text:p><text:span text:style-name="T6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5">08:30hs:</text:span></text:p>
            <text:p><text:span text:style-name="T5">Espacio de</text:span></text:p>
            <text:p><text:span text:style-name="T5">Juego</text:span></text:p>
            <text:p><text:span text:style-name="T6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6">11:50hs</text:span></text:p>
          </table:table-cell>
          <table:table-cell office:value-type="string" calcext:value-type="string">
            <text:p><text:span text:style-name="T5">09:30hs:</text:span></text:p>
            <text:p><text:span text:style-name="T5">Código Libre </text:span></text:p>
            <text:p><text:span text:style-name="T6">10:50hs</text:span></text:p>
          </table:table-cell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11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6">11:50hs</text:span></text:p>
          </table:table-cell>
          <table:table-cell office:value-type="string" calcext:value-type="string">
            <text:p><text:span text:style-name="T5">09:30hs:</text:span></text:p>
            <text:p><text:span text:style-name="T5">Código Libre </text:span></text:p>
            <text:p><text:span text:style-name="T6">10:50hs</text:span></text:p>
          </table:table-cell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6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5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6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5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6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0:4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6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0:40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6">10:00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5">09:30hs:Espacio</text:span></text:p>
            <text:p><text:span text:style-name="T5">para proyecto</text:span></text:p>
            <text:p><text:span text:style-name="T6">09:50hs</text:span></text:p>
          </table:table-cell>
          <table:table-cell office:value-type="string" calcext:value-type="string">
            <text:p>06:30hs:</text:p>
            <text:p>Estudio/Trabajo</text:p>
            <text:p><text:span text:style-name="T4">07:30hs</text:span></text:p>
          </table:table-cell>
          <table:table-cell office:value-type="string" calcext:value-type="string">
            <text:p>09:30hs:</text:p>
            <text:p>Estudio/Trabajo</text:p>
            <text:p><text:span text:style-name="T4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4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09:30hs:Espacio</text:span></text:p>
            <text:p><text:span text:style-name="T5">para proyecto</text:span></text:p>
            <text:p><text:span text:style-name="T6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4">08:00hs</text:span></text:p>
          </table:table-cell>
          <table:table-cell office:value-type="string" calcext:value-type="string">
            <text:p>09:30hs:</text:p>
            <text:p>Estudio/Trabajo</text:p>
            <text:p><text:span text:style-name="T4">10:00hs</text:span></text:p>
          </table:table-cell>
          <table:table-cell office:value-type="string" calcext:value-type="string">
            <text:p>06:30hs:</text:p>
            <text:p>Estudio/Trabajo</text:p>
            <text:p><text:span text:style-name="T4">0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table:style-name="Default"/>
          <table:table-cell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-11:15hs-</text:span></text:p>
          </table:table-cell>
          <table:table-cell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35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3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-11:30hs-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30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35hs</text:span></text:p>
          </table:table-cell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3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11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4">10:40hs</text:span></text:p>
          </table:table-cell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40hs</text:span></text:p>
          </table:table-cell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4">10:00hs</text:span></text:p>
          </table:table-cell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6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4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35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4">10:00hs</text:span></text:p>
          </table:table-cell>
          <table:table-cell office:value-type="string" calcext:value-type="string">
            <text:p>08:00hs:</text:p>
            <text:p>Baño</text:p>
            <text:p><text:span text:style-name="T4">09:00hs</text:span></text:p>
          </table:table-cell>
          <table:table-cell/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6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office:value-type="string" calcext:value-type="string">
            <text:p>12:00hs:</text:p>
            <text:p>Espacio de</text:p>
            <text:p>Juego</text:p>
            <text:p><text:span text:style-name="T4">14:30hs</text:span></text:p>
          </table:table-cell>
          <table:table-cell/>
          <table:table-cell office:value-type="string" calcext:value-type="string">
            <text:p>12:00hs:</text:p>
            <text:p>Espacio de</text:p>
            <text:p>Juego</text:p>
            <text:p><text:span text:style-name="T4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6">12:15hs</text:span></text:p>
          </table:table-cell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11:30hs</text:span></text:p>
          </table:table-cell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0:40hs</text:span></text:p>
          </table:table-cell>
          <table:table-cell office:value-type="string" calcext:value-type="string">
            <text:p>09:00hs: Baño</text:p>
            <text:p><text:span text:style-name="T4">10:00hs</text:span></text:p>
          </table:table-cell>
          <table:table-cell/>
          <table:table-cell office:value-type="string" calcext:value-type="string">
            <text:p>09:00hs:</text:p>
            <text:p><text:span text:style-name="T5">Estudio/</text:span></text:p>
            <text:p><text:span text:style-name="T5">trabajo</text:span></text:p>
            <text:p><text:span text:style-name="T6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0:40hs</text:span></text:p>
          </table:table-cell>
          <table:table-cell office:value-type="string" calcext:value-type="string">
            <text:p>09:00hs:</text:p>
            <text:p><text:span text:style-name="T5">Estudio/</text:span></text:p>
            <text:p><text:span text:style-name="T5">trabajo</text:span></text:p>
            <text:p><text:span text:style-name="T6">10:00hs</text:span></text:p>
          </table:table-cell>
          <table:table-cell/>
          <table:table-cell office:value-type="string" calcext:value-type="string">
            <text:p>09:00hs: Baño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1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4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5">10:4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4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<text:span text:style-name="T5">10:35hs:</text:span></text:p>
            <text:p><text:span text:style-name="T5">Paseo</text:span></text:p>
            <text:p><text:span text:style-name="T5">matutino</text:span></text:p>
            <text:p><text:span text:style-name="T6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4">11:00hs</text:span></text:p>
          </table:table-cell>
          <table:table-cell office:value-type="string" calcext:value-type="string">
            <text:p><text:span text:style-name="T5">10:35hs:</text:span></text:p>
            <text:p><text:span text:style-name="T5">Paseo</text:span></text:p>
            <text:p><text:span text:style-name="T5">matutino</text:span></text:p>
            <text:p><text:span text:style-name="T6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4">14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4:30hs</text:span></text:p>
          </table:table-cell>
          <table:table-cell office:value-type="string" calcext:value-type="string">
            <text:p><text:span text:style-name="T5">08:30hs:</text:span></text:p>
            <text:p><text:span text:style-name="T5">Espacio de</text:span></text:p>
            <text:p><text:span text:style-name="T5">Juego</text:span></text:p>
            <text:p><text:span text:style-name="T6">14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4:3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1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1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table:number-columns-repeated="2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/>
          <table:table-cell table:style-name="Default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6">12:1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6">12:1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15:00hs: Galactic</text:p>
            <text:p>Gym</text:p>
            <text:p><text:span text:style-name="T4">17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6:2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5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15:00hs: Galactic</text:p>
            <text:p>Gym</text:p>
            <text:p><text:span text:style-name="T4">17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6:2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5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6">15:1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6">15:15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6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6">15:15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6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55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55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55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/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4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4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4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4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4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4">17:00hs</text:span></text:p>
          </table:table-cell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15hs:</text:p>
            <text:p>Código</text:p>
            <text:p>Libre</text:p>
            <text:p><text:span text:style-name="T4">17:00hs</text:span></text:p>
          </table:table-cell>
          <table:table-cell office:value-type="string" calcext:value-type="string">
            <text:p><text:span text:style-name="T5">17:30hs:Baño</text:span></text:p>
            <text:p><text:span text:style-name="T6">18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/>
          <table:covered-table-cell/>
          <table:table-cell/>
          <table:table-cell office:value-type="string" calcext:value-type="string">
            <text:p>15:15hs:</text:p>
            <text:p>Código</text:p>
            <text:p>Libre</text:p>
            <text:p><text:span text:style-name="T4">17:00hs</text:span></text:p>
          </table:table-cell>
          <table:table-cell office:value-type="string" calcext:value-type="string">
            <text:p><text:span text:style-name="T5">17:30hs:Baño</text:span></text:p>
            <text:p><text:span text:style-name="T6">18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5">14:30hs: </text:span></text:p>
            <text:p><text:span text:style-name="T5">Código Libre</text:span></text:p>
            <text:p><text:span text:style-name="T6">17:35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4">17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Código Libre</text:span></text:p>
            <text:p><text:span text:style-name="T6">16:30hs</text:span></text:p>
          </table:table-cell>
          <table:table-cell office:value-type="string" calcext:value-type="string">
            <text:p><text:span text:style-name="T5">16:00hs:</text:span></text:p>
            <text:p><text:span text:style-name="T5">Código Libre</text:span></text:p>
            <text:p><text:span text:style-name="T6">17:00hs</text:span></text:p>
          </table:table-cell>
          <table:table-cell office:value-type="string" calcext:value-type="string">
            <text:p><text:span text:style-name="T5">15:15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6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Código Libre</text:span></text:p>
            <text:p><text:span text:style-name="T6">16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 Libre</text:span></text:p>
            <text:p><text:span text:style-name="T6">15:30hs</text:span></text:p>
          </table:table-cell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6">17:30hs-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55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55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55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6:0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6:0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6:0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6:0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6:30hs</text:span></text:p>
          </table:table-cell>
          <table:table-cell/>
          <table:table-cell office:value-type="string" calcext:value-type="string">
            <text:p>15:00hs:</text:p>
            <text:p>Espacio</text:p>
            <text:p>Para proyecto</text:p>
            <text:p><text:span text:style-name="T4">15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30hs:</text:span></text:p>
            <text:p><text:span text:style-name="T5">Código</text:span></text:p>
            <text:p><text:span text:style-name="T5">Libre</text:span></text:p>
            <text:p><text:span text:style-name="T6">20:2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30hs:</text:span></text:p>
            <text:p><text:span text:style-name="T5">Código</text:span></text:p>
            <text:p><text:span text:style-name="T5">Libre</text:span></text:p>
            <text:p><text:span text:style-name="T6">20:2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6">17:15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30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 office:value-type="string" calcext:value-type="string">
            <text:p><text:span text:style-name="T5">16:00hs:</text:span></text:p>
            <text:p><text:span text:style-name="T5">Código Libre</text:span></text:p>
            <text:p><text:span text:style-name="T6">17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3"/>
          <table:table-cell office:value-type="string" calcext:value-type="string">
            <text:p><text:span text:style-name="T5">16:40hs:</text:span></text:p>
            <text:p><text:span text:style-name="T5">Paseo</text:span></text:p>
            <text:p><text:span text:style-name="T5">Vespertino</text:span></text:p>
            <text:p><text:span text:style-name="T4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6:40hs:</text:span></text:p>
            <text:p><text:span text:style-name="T5">Paseo</text:span></text:p>
            <text:p><text:span text:style-name="T5">Vespertino</text:span></text:p>
            <text:p><text:span text:style-name="T6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Paseo</text:span></text:p>
            <text:p><text:span text:style-name="T5">Vespertino</text:span></text:p>
            <text:p><text:span text:style-name="T6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35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4:40hs:Estudio/</text:span></text:p>
            <text:p><text:span text:style-name="T5">trabajo</text:span></text:p>
            <text:p><text:span text:style-name="T6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35hs-</text:span></text:p>
          </table:table-cell>
          <table:table-cell office:value-type="string" calcext:value-type="string">
            <text:p><text:span text:style-name="T5">14:40hs:Estudio/</text:span></text:p>
            <text:p><text:span text:style-name="T5">trabajo</text:span></text:p>
            <text:p><text:span text:style-name="T6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table-cell table:style-name="ce66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table:style-name="ce66" table:number-columns-spanned="1" table:number-rows-spanned="4"/>
          <table:table-cell table:number-columns-repeated="3"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18:00hs:</text:p>
            <text:p><text:span text:style-name="T5">Respuesta a </text:span></text:p>
            <text:p><text:span text:style-name="T5">Estudio/Trabajo</text:span></text:p>
            <text:p><text:span text:style-name="T6">20:40hs</text:span></text:p>
          </table:table-cell>
          <table:table-cell office:value-type="string" calcext:value-type="string">
            <text:p><text:span text:style-name="T5">20:20hs:</text:span></text:p>
            <text:p><text:span text:style-name="T5">Respuesta a </text:span></text:p>
            <text:p><text:span text:style-name="T5">Estudio/Trabajo</text:span></text:p>
            <text:p><text:span text:style-name="T6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<text:span text:style-name="T5">18:00hs:</text:span></text:p>
            <text:p><text:span text:style-name="T5">Respuesta a </text:span></text:p>
            <text:p><text:span text:style-name="T5">Estudio/Trabajo</text:span></text:p>
            <text:p><text:span text:style-name="T6">20:40hs</text:span></text:p>
          </table:table-cell>
          <table:table-cell office:value-type="string" calcext:value-type="string">
            <text:p><text:span text:style-name="T5">18:00hs:</text:span></text:p>
            <text:p><text:span text:style-name="T5">Estudio/</text:span></text:p>
            <text:p><text:span text:style-name="T5">Trabajo</text:span></text:p>
            <text:p><text:span text:style-name="T6">20:4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18:00hs:</text:p>
            <text:p><text:span text:style-name="T5">Estudio/</text:span></text:p>
            <text:p><text:span text:style-name="T5">Trabajo</text:span></text:p>
            <text:p><text:span text:style-name="T6">20:40hs</text:span></text:p>
          </table:table-cell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6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<text:span text:style-name="T5">18:00hs:</text:span></text:p>
            <text:p><text:span text:style-name="T5">Estudio/</text:span></text:p>
            <text:p><text:span text:style-name="T5">Trabajo</text:span></text:p>
            <text:p><text:span text:style-name="T6">20:40hs</text:span></text:p>
          </table:table-cell>
          <table:table-cell office:value-type="string" calcext:value-type="string">
            <text:p><text:span text:style-name="T5">18:00hs:</text:span></text:p>
            <text:p><text:span text:style-name="T5">Estudio/</text:span></text:p>
            <text:p><text:span text:style-name="T5">Trabajo</text:span></text:p>
            <text:p><text:span text:style-name="T6">20:4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4">20:20hs</text:span></text:p>
          </table:table-cell>
          <table:table-cell office:value-type="string" calcext:value-type="string">
            <text:p><text:span text:style-name="T5">18:00hs: </text:span></text:p>
            <text:p><text:span text:style-name="T5">Código Libre</text:span></text:p>
            <text:p><text:span text:style-name="T6">20:20hs</text:span></text:p>
          </table:table-cell>
          <table:table-cell table:style-name="ce21"/>
          <table:table-cell office:value-type="string" calcext:value-type="string">
            <text:p><text:span text:style-name="T5">20:00hs:Ducha</text:span></text:p>
            <text:p><text:span text:style-name="T6">21:00hs</text:span></text:p>
          </table:table-cell>
          <table:table-cell office:value-type="string" calcext:value-type="string">
            <text:p><text:span text:style-name="T5">18:00hs: </text:span></text:p>
            <text:p><text:span text:style-name="T5">Código Libre</text:span></text:p>
            <text:p><text:span text:style-name="T6">20:2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6">20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6">17:3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7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7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7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table:style-name="ce66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-Resto del día.</text:span></text:p>
          </table:table-cell>
          <table:table-cell office:value-type="string" calcext:value-type="string">
            <text:p><text:span text:style-name="T5">23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45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-Resto del día.</text:span></text:p>
          </table:table-cell>
          <table:table-cell office:value-type="string" calcext:value-type="string">
            <text:p><text:span text:style-name="T5">23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45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6">22:40hs</text:span></text:p>
          </table:table-cell>
          <table:table-cell office:value-type="string" calcext:value-type="string">
            <text:p>20:00hs:Baño</text:p>
            <text:p><text:span text:style-name="T4">21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21:00hs: </text:span></text:p>
            <text:p><text:span text:style-name="T5">Código Libre</text:span></text:p>
            <text:p><text:span text:style-name="T6">23:20hs</text:span></text:p>
          </table:table-cell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6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0:00hs:</text:span></text:p>
            <text:p><text:span text:style-name="T5">Estudio/</text:span></text:p>
            <text:p><text:span text:style-name="T5">Trabajo</text:span></text:p>
            <text:p><text:span text:style-name="T6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0:00hs:</text:span></text:p>
            <text:p><text:span text:style-name="T5">Estudio/</text:span></text:p>
            <text:p><text:span text:style-name="T5">Trabajo</text:span></text:p>
            <text:p><text:span text:style-name="T6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1:00hs:</text:span></text:p>
            <text:p><text:span text:style-name="T5">Estudio/</text:span></text:p>
            <text:p><text:span text:style-name="T5">Trabajo</text:span></text:p>
            <text:p><text:span text:style-name="T6">23:20hs</text:span></text:p>
          </table:table-cell>
          <table:table-cell office:value-type="string" calcext:value-type="string">
            <text:p><text:span text:style-name="T5">20:00hs:</text:span></text:p>
            <text:p><text:span text:style-name="T5">Estudio/</text:span></text:p>
            <text:p><text:span text:style-name="T5">Trabajo</text:span></text:p>
            <text:p><text:span text:style-name="T6">22;20hs-</text:span></text:p>
          </table:table-cell>
          <table:table-cell office:value-type="string" calcext:value-type="string">
            <text:p><text:span text:style-name="T5">23:20hs:</text:span></text:p>
            <text:p><text:span text:style-name="T5">Estudio/</text:span></text:p>
            <text:p><text:span text:style-name="T5">Trabajo</text:span></text:p>
            <text:p><text:span text:style-name="T6">01:1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4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2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table:number-columns-repeated="3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2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5">21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4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5">22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74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74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74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74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74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74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4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4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2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4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4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4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4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4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4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74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74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Smooth [Eficiencia 77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SMOOTH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SMOOTH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66" table:number-columns-spanned="1" table:number-rows-spanned="1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4">03:00hs</text:span></text:p>
          </table:table-cell>
          <table:table-cell table:style-name="ce51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table-cell table:style-name="ce51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table-cell table:style-name="ce51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table-cell table:style-name="ce51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table-cell table:style-name="ce51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4">06:00hs</text:span></text:p>
          </table:table-cell>
          <table:table-cell table:style-name="ce51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table-cell table:style-name="ce51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table-cell table:style-name="ce51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table-cell table:style-name="ce51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table-cell table:style-name="ce51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4">09:00hs</text:span></text:p>
          </table:table-cell>
          <table:table-cell office:value-type="string" calcext:value-type="string">
            <text:p><text:span text:style-name="T5">06:00hs:</text:span></text:p>
            <text:p><text:span text:style-name="T5">Estudio/Trabajo</text:span></text:p>
            <text:p><text:span text:style-name="T6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6">09:00hs</text:span></text:p>
          </table:table-cell>
          <table:table-cell office:value-type="string" calcext:value-type="string">
            <text:p><text:span text:style-name="T5">06:00hs:</text:span></text:p>
            <text:p><text:span text:style-name="T5">Estudio/Trabajo</text:span></text:p>
            <text:p><text:span text:style-name="T6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6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6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5">Paseo</text:span></text:p>
            <text:p><text:span text:style-name="T5">Matutino</text:span></text:p>
            <text:p><text:span text:style-name="T4">10:3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0:30hs:</text:p>
            <text:p><text:span text:style-name="T5">Estudio/Trabajo</text:span></text:p>
            <text:p><text:span text:style-name="T4">12:00hs</text:span></text:p>
          </table:table-cell>
          <table:table-cell office:value-type="string" calcext:value-type="string">
            <text:p>10:30hs:</text:p>
            <text:p>Galactic Gym</text:p>
            <text:p><text:span text:style-name="T4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4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1:35hs:</text:span></text:p>
            <text:p><text:span text:style-name="T5">Reflexión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4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covered-table-cell/>
          <table:table-cell table:number-columns-repeated="7"/>
          <table:table-cell table:style-name="ce66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6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66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5">15:00hs:</text:span></text:p>
            <text:p><text:span text:style-name="T5">Paseo</text:span></text:p>
            <text:p><text:span text:style-name="T5">Vespertino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4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<text:span text:style-name="T5">16:3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1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office:value-type="string" calcext:value-type="string">
            <text:p>18:00hs:</text:p>
            <text:p><text:span text:style-name="T5">Espacio de</text:span></text:p>
            <text:p><text:span text:style-name="T5">Juego</text:span></text:p>
            <text:p><text:span text:style-name="T4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covered-table-cell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 table:number-columns-repeated="29"/>
        </table:table-row>
        <table:table-row table:style-name="ro15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4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5">21:30hs:Regar el</text:span></text:p>
            <text:p><text:span text:style-name="T5">Jardín</text:span></text:p>
            <text:p><text:span text:style-name="T6">22:00hs</text:span></text:p>
          </table:table-cell>
          <table:table-cell table:style-name="ce19"/>
          <table:covered-table-cell table:style-name="ce74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Phi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HI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PHI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 table:number-columns-repeated="29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1">08:30hs</text:span></text:p>
            <text:p><text:span text:style-name="T11">-</text:span></text:p>
            <text:p><text:span text:style-name="T12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1">08:30hs</text:span></text:p>
            <text:p><text:span text:style-name="T11">-</text:span></text:p>
            <text:p><text:span text:style-name="T12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/>
          <table:table-cell table:style-name="ce66" table:number-columns-spanned="1" table:number-rows-spanned="12"/>
          <table:table-cell/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/>
          <table:table-cell office:value-type="string" calcext:value-type="string">
            <text:p>11:30hs:Desayuno</text:p>
            <text:p><text:span text:style-name="T4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 table:style-name="ce66" table:number-columns-spanned="1" table:number-rows-spanned="12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number-columns-repeated="3"/>
          <table:table-cell table:style-name="ce66" table:number-columns-spanned="1" table:number-rows-spanned="12"/>
          <table:table-cell table:number-columns-repeated="7"/>
          <table:table-cell table:style-name="ce66" table:number-columns-spanned="1" table:number-rows-spanned="12"/>
          <table:table-cell table:number-columns-repeated="7"/>
          <table:table-cell table:style-name="ce66" table:number-columns-spanned="1" table:number-rows-spanned="12"/>
          <table:table-cell table:number-columns-repeated="7"/>
          <table:table-cell table:style-name="ce66" table:number-columns-spanned="1" table:number-rows-spanned="12"/>
          <table:table-cell table:number-columns-repeated="7"/>
          <table:table-cell table:style-name="ce66" table:number-columns-spanned="1" table:number-rows-spanned="12"/>
          <table:table-cell table:number-columns-repeated="7"/>
          <table:table-cell table:style-name="ce66" table:number-columns-spanned="1" table:number-rows-spanned="12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6" table:number-columns-spanned="1" table:number-rows-spanned="12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6" table:number-columns-spanned="1" table:number-rows-spanned="12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6" table:number-columns-spanned="1" table:number-rows-spanned="12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6" table:number-columns-spanned="1" table:number-rows-spanned="12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2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6" table:number-columns-spanned="1" table:number-rows-spanned="12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2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6" table:number-columns-spanned="1" table:number-rows-spanned="12"/>
          <table:table-cell/>
          <table:table-cell office:value-type="string" calcext:value-type="string">
            <text:p>08:30hs:Desayuno</text:p>
            <text:p><text:span text:style-name="T4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6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20hs</text:span></text:p>
          </table:table-cell>
          <table:table-cell/>
          <table:table-cell table:style-name="ce66" table:number-columns-spanned="1" table:number-rows-spanned="12"/>
          <table:table-cell/>
          <table:table-cell office:value-type="string" calcext:value-type="string">
            <text:p>08:30hs:Desayuno</text:p>
            <text:p><text:span text:style-name="T4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6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20hs</text:span></text:p>
          </table:table-cell>
          <table:table-cell/>
          <table:table-cell table:style-name="ce66" table:number-columns-spanned="1" table:number-rows-spanned="12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4">14:30hs</text:span></text:p>
          </table:table-cell>
          <table:table-cell office:value-type="string" calcext:value-type="string">
            <text:p>12:00hs:</text:p>
            <text:p><text:span text:style-name="T5">Paseo de</text:span></text:p>
            <text:p><text:span text:style-name="T5">mediodía</text:span></text:p>
            <text:p><text:span text:style-name="T4">12:45hs</text:span></text:p>
          </table:table-cell>
          <table:table-cell table:style-name="Default"/>
          <table:table-cell office:value-type="string" calcext:value-type="string">
            <text:p>12:00hs:</text:p>
            <text:p><text:span text:style-name="T5">Paseo de</text:span></text:p>
            <text:p><text:span text:style-name="T5">mediodía</text:span></text:p>
            <text:p><text:span text:style-name="T4">12:45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5">08:30hs:</text:span></text:p>
            <text:p><text:span text:style-name="T5">Espacio de</text:span></text:p>
            <text:p><text:span text:style-name="T5">Juego</text:span></text:p>
            <text:p><text:span text:style-name="T6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5">08:30hs:</text:span></text:p>
            <text:p><text:span text:style-name="T5">Espacio de</text:span></text:p>
            <text:p><text:span text:style-name="T5">Juego</text:span></text:p>
            <text:p><text:span text:style-name="T6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6">11:40hs</text:span></text:p>
          </table:table-cell>
          <table:table-cell office:value-type="string" calcext:value-type="string">
            <text:p><text:span text:style-name="T5">09:30hs:</text:span></text:p>
            <text:p><text:span text:style-name="T5">Código Libre </text:span></text:p>
            <text:p><text:span text:style-name="T6">10:50hs</text:span></text:p>
          </table:table-cell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11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6">11:50hs</text:span></text:p>
          </table:table-cell>
          <table:table-cell office:value-type="string" calcext:value-type="string">
            <text:p><text:span text:style-name="T5">09:30hs:</text:span></text:p>
            <text:p><text:span text:style-name="T5">Código Libre </text:span></text:p>
            <text:p><text:span text:style-name="T6">10:50hs</text:span></text:p>
          </table:table-cell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6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5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6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5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6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0:4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6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0:40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6">10:00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5">09:30hs:Espacio</text:span></text:p>
            <text:p><text:span text:style-name="T5">para proyecto</text:span></text:p>
            <text:p><text:span text:style-name="T6">09:50hs</text:span></text:p>
          </table:table-cell>
          <table:table-cell office:value-type="string" calcext:value-type="string">
            <text:p>06:30hs:</text:p>
            <text:p>Estudio/Trabajo</text:p>
            <text:p><text:span text:style-name="T4">07:30hs</text:span></text:p>
          </table:table-cell>
          <table:table-cell office:value-type="string" calcext:value-type="string">
            <text:p>09:30hs:</text:p>
            <text:p>Estudio/Trabajo</text:p>
            <text:p><text:span text:style-name="T4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4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09:30hs:Espacio</text:span></text:p>
            <text:p><text:span text:style-name="T5">para proyecto</text:span></text:p>
            <text:p><text:span text:style-name="T6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4">08:00hs</text:span></text:p>
          </table:table-cell>
          <table:table-cell office:value-type="string" calcext:value-type="string">
            <text:p>09:30hs:</text:p>
            <text:p>Estudio/Trabajo</text:p>
            <text:p><text:span text:style-name="T4">10:00hs</text:span></text:p>
          </table:table-cell>
          <table:table-cell office:value-type="string" calcext:value-type="string">
            <text:p>06:30hs:</text:p>
            <text:p>Estudio/Trabajo</text:p>
            <text:p><text:span text:style-name="T4">0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table:style-name="Default"/>
          <table:table-cell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-11:15hs-</text:span></text:p>
          </table:table-cell>
          <table:table-cell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35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3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-11:30hs-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30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35hs</text:span></text:p>
          </table:table-cell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3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11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4">10:40hs</text:span></text:p>
          </table:table-cell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40hs</text:span></text:p>
          </table:table-cell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4">10:00hs</text:span></text:p>
          </table:table-cell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6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4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35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4">10:00hs</text:span></text:p>
          </table:table-cell>
          <table:table-cell office:value-type="string" calcext:value-type="string">
            <text:p>08:00hs:</text:p>
            <text:p>Baño</text:p>
            <text:p><text:span text:style-name="T4">09:00hs</text:span></text:p>
          </table:table-cell>
          <table:table-cell/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6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office:value-type="string" calcext:value-type="string">
            <text:p>12:00hs:</text:p>
            <text:p>Espacio de</text:p>
            <text:p>Juego</text:p>
            <text:p><text:span text:style-name="T4">14:30hs</text:span></text:p>
          </table:table-cell>
          <table:table-cell/>
          <table:table-cell office:value-type="string" calcext:value-type="string">
            <text:p>12:00hs:</text:p>
            <text:p>Espacio de</text:p>
            <text:p>Juego</text:p>
            <text:p><text:span text:style-name="T4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6">12:15hs</text:span></text:p>
          </table:table-cell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11:30hs</text:span></text:p>
          </table:table-cell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0:40hs</text:span></text:p>
          </table:table-cell>
          <table:table-cell office:value-type="string" calcext:value-type="string">
            <text:p>09:00hs: Baño</text:p>
            <text:p><text:span text:style-name="T4">10:00hs</text:span></text:p>
          </table:table-cell>
          <table:table-cell/>
          <table:table-cell office:value-type="string" calcext:value-type="string">
            <text:p>09:00hs:</text:p>
            <text:p><text:span text:style-name="T5">Estudio/</text:span></text:p>
            <text:p><text:span text:style-name="T5">trabajo</text:span></text:p>
            <text:p><text:span text:style-name="T6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0:40hs</text:span></text:p>
          </table:table-cell>
          <table:table-cell office:value-type="string" calcext:value-type="string">
            <text:p>09:00hs:</text:p>
            <text:p><text:span text:style-name="T5">Estudio/</text:span></text:p>
            <text:p><text:span text:style-name="T5">trabajo</text:span></text:p>
            <text:p><text:span text:style-name="T6">10:00hs</text:span></text:p>
          </table:table-cell>
          <table:table-cell/>
          <table:table-cell office:value-type="string" calcext:value-type="string">
            <text:p>09:00hs: Baño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1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4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5">10:4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4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<text:span text:style-name="T5">10:35hs:</text:span></text:p>
            <text:p><text:span text:style-name="T5">Paseo</text:span></text:p>
            <text:p><text:span text:style-name="T5">matutino</text:span></text:p>
            <text:p><text:span text:style-name="T6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4">11:00hs</text:span></text:p>
          </table:table-cell>
          <table:table-cell office:value-type="string" calcext:value-type="string">
            <text:p><text:span text:style-name="T5">10:35hs:</text:span></text:p>
            <text:p><text:span text:style-name="T5">Paseo</text:span></text:p>
            <text:p><text:span text:style-name="T5">matutino</text:span></text:p>
            <text:p><text:span text:style-name="T6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4">14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4:30hs</text:span></text:p>
          </table:table-cell>
          <table:table-cell office:value-type="string" calcext:value-type="string">
            <text:p><text:span text:style-name="T5">08:30hs:</text:span></text:p>
            <text:p><text:span text:style-name="T5">Espacio de</text:span></text:p>
            <text:p><text:span text:style-name="T5">Juego</text:span></text:p>
            <text:p><text:span text:style-name="T6">14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4:3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1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1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table:number-columns-repeated="2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/>
          <table:table-cell table:style-name="Default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6">12:1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6">12:1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40hs:</text:span></text:p>
            <text:p><text:span text:style-name="T5">Momento de</text:span></text:p>
            <text:p><text:span text:style-name="T5">Redes Sociales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40hs:</text:span></text:p>
            <text:p><text:span text:style-name="T5">Momento de</text:span></text:p>
            <text:p><text:span text:style-name="T5">Redes Sociales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40hs:</text:span></text:p>
            <text:p><text:span text:style-name="T5">Momento de</text:span></text:p>
            <text:p><text:span text:style-name="T5">Redes Sociales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40hs:</text:span></text:p>
            <text:p><text:span text:style-name="T5">Momento de</text:span></text:p>
            <text:p><text:span text:style-name="T5">Redes Sociales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10">14:30hs</text:span></text:p>
          </table:table-cell>
          <table:table-cell office:value-type="string" calcext:value-type="string">
            <text:p><text:span text:style-name="T5">12:00hs:Almuerzo</text:span></text:p>
            <text:p><text:span text:style-name="T10">14:30hs</text:span></text:p>
          </table:table-cell>
          <table:table-cell table:style-name="ce32" office:value-type="string" calcext:value-type="string">
            <text:p><text:span text:style-name="T5">13:00hs:Almuerzo</text:span></text:p>
            <text:p><text:span text:style-name="T10">14:30hs</text:span></text:p>
          </table:table-cell>
          <table:table-cell office:value-type="string" calcext:value-type="string">
            <text:p><text:span text:style-name="T5">12:00hs:Almuerzo</text:span></text:p>
            <text:p><text:span text:style-name="T10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10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10">14:30hs</text:span></text:p>
          </table:table-cell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15:00hs: Galactic</text:p>
            <text:p>Gym</text:p>
            <text:p><text:span text:style-name="T4">17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6:2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5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15:00hs: Galactic</text:p>
            <text:p>Gym</text:p>
            <text:p><text:span text:style-name="T4">17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6:2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5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6">15:1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/>
          <table:table-cell office:value-type="string" calcext:value-type="string">
            <text:p><text:span text:style-name="T5">15:00hs:</text:span></text:p>
            <text:p><text:span text:style-name="T5">Momento de</text:span></text:p>
            <text:p><text:span text:style-name="T5">Redes Sociales</text:span></text:p>
            <text:p><text:span text:style-name="T6">15:20hs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6">15:15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2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6">16:2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6">15:15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6">16:25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55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2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5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10hs</text:span></text:p>
          </table:table-cell>
          <table:table-cell office:value-type="string" calcext:value-type="string">
            <text:p><text:span text:style-name="T5">14:30hs:</text:span></text:p>
            <text:p><text:span text:style-name="T5">Momento de</text:span></text:p>
            <text:p><text:span text:style-name="T5">Redes Sociales</text:span></text:p>
            <text:p><text:span text:style-name="T6">14:50hs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2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5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<text:span text:style-name="T5">14:30hs:</text:span></text:p>
            <text:p><text:span text:style-name="T5">Momento de</text:span></text:p>
            <text:p><text:span text:style-name="T5">Redes Sociales</text:span></text:p>
            <text:p><text:span text:style-name="T6">14:50hs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2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50hs</text:span></text:p>
          </table:table-cell>
          <table:table-cell/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4">14:55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2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4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5:15hs:</text:span></text:p>
            <text:p><text:span text:style-name="T5">Código</text:span></text:p>
            <text:p><text:span text:style-name="T5">Libre</text:span></text:p>
            <text:p><text:span text:style-name="T6">16:4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4">16:25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4">16:25hs</text:span></text:p>
          </table:table-cell>
          <table:table-cell office:value-type="string" calcext:value-type="string">
            <text:p><text:span text:style-name="T5">16:00hs:</text:span></text:p>
            <text:p><text:span text:style-name="T5">Momento de</text:span></text:p>
            <text:p><text:span text:style-name="T5">Redes Sociales</text:span></text:p>
            <text:p><text:span text:style-name="T6">16:20hs</text:span></text:p>
          </table:table-cell>
          <table:covered-table-cell/>
          <table:table-cell/>
          <table:table-cell office:value-type="string" calcext:value-type="string">
            <text:p><text:span text:style-name="T5">15:15hs:</text:span></text:p>
            <text:p><text:span text:style-name="T5">Código</text:span></text:p>
            <text:p><text:span text:style-name="T5">Libre</text:span></text:p>
            <text:p><text:span text:style-name="T6">16:4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4">16:25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4">16:25hs</text:span></text:p>
          </table:table-cell>
          <table:table-cell office:value-type="string" calcext:value-type="string">
            <text:p><text:span text:style-name="T5">16:00hs:</text:span></text:p>
            <text:p><text:span text:style-name="T5">Momento de</text:span></text:p>
            <text:p><text:span text:style-name="T5">Redes Sociales</text:span></text:p>
            <text:p><text:span text:style-name="T6">16:20hs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5">15:15hs: </text:span></text:p>
            <text:p><text:span text:style-name="T5">Código Libre</text:span></text:p>
            <text:p><text:span text:style-name="T6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4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5:10hs:</text:span></text:p>
            <text:p><text:span text:style-name="T5">Momento de</text:span></text:p>
            <text:p><text:span text:style-name="T5">Redes Sociales</text:span></text:p>
            <text:p><text:span text:style-name="T6">15:30hs</text:span></text:p>
          </table:table-cell>
          <table:table-cell office:value-type="string" calcext:value-type="string">
            <text:p>16:00hs:</text:p>
            <text:p>Momento de</text:p>
            <text:p>Finanzas</text:p>
            <text:p><text:span text:style-name="T4">16:10hs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4">15:30hs</text:span></text:p>
          </table:table-cell>
          <table:table-cell office:value-type="string" calcext:value-type="string">
            <text:p><text:span text:style-name="T5">16:20hs:</text:span></text:p>
            <text:p><text:span text:style-name="T5">Momento de</text:span></text:p>
            <text:p><text:span text:style-name="T5">Redes Sociales</text:span></text:p>
            <text:p><text:span text:style-name="T6">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20hs:</text:span></text:p>
            <text:p><text:span text:style-name="T5">Momento de</text:span></text:p>
            <text:p><text:span text:style-name="T5">Redes Sociales</text:span></text:p>
            <text:p><text:span text:style-name="T6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2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16:25hs:</text:p>
            <text:p>Momento de</text:p>
            <text:p>Finanzas</text:p>
            <text:p><text:span text:style-name="T4">16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15:20hs:</text:p>
            <text:p>Momento de</text:p>
            <text:p>Finanzas</text:p>
            <text:p><text:span text:style-name="T4">15:30hs</text:span></text:p>
          </table:table-cell>
          <table:table-cell office:value-type="string" calcext:value-type="string">
            <text:p><text:span text:style-name="T5">15:00hs:</text:span></text:p>
            <text:p><text:span text:style-name="T5">Momento de</text:span></text:p>
            <text:p><text:span text:style-name="T5">Redes Sociales</text:span></text:p>
            <text:p><text:span text:style-name="T6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Momento de</text:span></text:p>
            <text:p><text:span text:style-name="T5">Finanzas</text:span></text:p>
            <text:p><text:span text:style-name="T6">15:40hs</text:span></text:p>
          </table:table-cell>
          <table:table-cell/>
          <table:table-cell office:value-type="string" calcext:value-type="string">
            <text:p><text:span text:style-name="T5">15:50hs:</text:span></text:p>
            <text:p><text:span text:style-name="T5">Momento de</text:span></text:p>
            <text:p><text:span text:style-name="T5">Redes Sociales</text:span></text:p>
            <text:p><text:span text:style-name="T6">16:10hs</text:span></text:p>
          </table:table-cell>
          <table:table-cell office:value-type="string" calcext:value-type="string">
            <text:p><text:span text:style-name="T5">15:30hs:</text:span></text:p>
            <text:p><text:span text:style-name="T5">Momento de</text:span></text:p>
            <text:p><text:span text:style-name="T5">Finanzas</text:span></text:p>
            <text:p><text:span text:style-name="T6">15:40hs</text:span></text:p>
          </table:table-cell>
          <table:table-cell/>
          <table:table-cell office:value-type="string" calcext:value-type="string">
            <text:p>14:5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4">15:30hs</text:span></text:p>
          </table:table-cell>
          <table:table-cell office:value-type="string" calcext:value-type="string">
            <text:p><text:span text:style-name="T5">15:00hs:</text:span></text:p>
            <text:p><text:span text:style-name="T5">Momento de</text:span></text:p>
            <text:p><text:span text:style-name="T5">Redes Sociales</text:span></text:p>
            <text:p><text:span text:style-name="T6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Momento de</text:span></text:p>
            <text:p><text:span text:style-name="T5">Finanzas</text:span></text:p>
            <text:p><text:span text:style-name="T6">15:40hs</text:span></text:p>
          </table:table-cell>
          <table:table-cell/>
          <table:table-cell office:value-type="string" calcext:value-type="string">
            <text:p><text:span text:style-name="T5">15:50hs:</text:span></text:p>
            <text:p><text:span text:style-name="T5">Momento de</text:span></text:p>
            <text:p><text:span text:style-name="T5">Redes Sociales</text:span></text:p>
            <text:p><text:span text:style-name="T6">16:10hs</text:span></text:p>
          </table:table-cell>
          <table:table-cell office:value-type="string" calcext:value-type="string">
            <text:p><text:span text:style-name="T5">15:30hs:</text:span></text:p>
            <text:p><text:span text:style-name="T5">Momento de</text:span></text:p>
            <text:p><text:span text:style-name="T5">Finanzas</text:span></text:p>
            <text:p><text:span text:style-name="T6">15:40hs</text:span></text:p>
          </table:table-cell>
          <table:table-cell office:value-type="string" calcext:value-type="string">
            <text:p><text:span text:style-name="T5">15:00hs:</text:span></text:p>
            <text:p><text:span text:style-name="T5">Momento de</text:span></text:p>
            <text:p><text:span text:style-name="T5">Redes Sociales</text:span></text:p>
            <text:p><text:span text:style-name="T6">15:20hs</text:span></text:p>
          </table:table-cell>
          <table:table-cell office:value-type="string" calcext:value-type="string">
            <text:p>14:5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4">15:30hs</text:span></text:p>
          </table:table-cell>
          <table:table-cell office:value-type="string" calcext:value-type="string">
            <text:p><text:span text:style-name="T5">15:00hs:</text:span></text:p>
            <text:p><text:span text:style-name="T5">Momento de</text:span></text:p>
            <text:p><text:span text:style-name="T5">Redes Sociales</text:span></text:p>
            <text:p><text:span text:style-name="T6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Momento de</text:span></text:p>
            <text:p><text:span text:style-name="T5">Finanzas</text:span></text:p>
            <text:p><text:span text:style-name="T6">15:40hs</text:span></text:p>
          </table:table-cell>
          <table:table-cell/>
          <table:table-cell office:value-type="string" calcext:value-type="string">
            <text:p><text:span text:style-name="T5">15:50hs:</text:span></text:p>
            <text:p><text:span text:style-name="T5">Momento de</text:span></text:p>
            <text:p><text:span text:style-name="T5">Redes Sociales</text:span></text:p>
            <text:p><text:span text:style-name="T6">16:10hs</text:span></text:p>
          </table:table-cell>
          <table:table-cell office:value-type="string" calcext:value-type="string">
            <text:p><text:span text:style-name="T5">15:30hs:</text:span></text:p>
            <text:p><text:span text:style-name="T5">Momento de</text:span></text:p>
            <text:p><text:span text:style-name="T5">Finanzas</text:span></text:p>
            <text:p><text:span text:style-name="T6">15:40hs</text:span></text:p>
          </table:table-cell>
          <table:table-cell office:value-type="string" calcext:value-type="string">
            <text:p><text:span text:style-name="T5">15:00hs:</text:span></text:p>
            <text:p><text:span text:style-name="T5">Momento de</text:span></text:p>
            <text:p><text:span text:style-name="T5">Redes Sociales</text:span></text:p>
            <text:p><text:span text:style-name="T6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Momento de</text:span></text:p>
            <text:p><text:span text:style-name="T5">Finanzas</text:span></text:p>
            <text:p><text:span text:style-name="T6">15:40hs</text:span></text:p>
          </table:table-cell>
          <table:table-cell office:value-type="string" calcext:value-type="string">
            <text:p>14:55hs:</text:p>
            <text:p>Momento de</text:p>
            <text:p>Finanzas</text:p>
            <text:p><text:span text:style-name="T4">15:05hs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4">15:30hs</text:span></text:p>
          </table:table-cell>
          <table:table-cell office:value-type="string" calcext:value-type="string">
            <text:p><text:span text:style-name="T5">15:00hs:</text:span></text:p>
            <text:p><text:span text:style-name="T5">Momento de</text:span></text:p>
            <text:p><text:span text:style-name="T5">Redes Sociales</text:span></text:p>
            <text:p><text:span text:style-name="T6">15:20hs</text:span></text:p>
          </table:table-cell>
          <table:table-cell/>
          <table:covered-table-cell/>
          <table:table-cell/>
          <table:table-cell table:style-name="ce86" office:value-type="string" calcext:value-type="string">
            <text:p><text:span text:style-name="T7">15:30hs:</text:span></text:p>
            <text:p><text:span text:style-name="T7">Momento de</text:span></text:p>
            <text:p><text:span text:style-name="T7">Finanzas</text:span></text:p>
            <text:p><text:span text:style-name="T8">15:40hs</text:span></text:p>
          </table:table-cell>
          <table:table-cell/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5:50hs</text:span></text:p>
          </table:table-cell>
          <table:table-cell/>
          <table:table-cell table:style-name="ce52" office:value-type="string" calcext:value-type="string">
            <text:p><text:span text:style-name="T7">14:40hs:</text:span></text:p>
            <text:p><text:span text:style-name="T7">Momento de</text:span></text:p>
            <text:p><text:span text:style-name="T7">Redes Sociales</text:span></text:p>
            <text:p><text:span text:style-name="T8">15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7:15hs:</text:p>
            <text:p>Momento de</text:p>
            <text:p>Finanzas</text:p>
            <text:p><text:span text:style-name="T4">17:35hs</text:span></text:p>
          </table:table-cell>
          <table:table-cell/>
          <table:table-cell office:value-type="string" calcext:value-type="string">
            <text:p>16:55hs:</text:p>
            <text:p>Momento de</text:p>
            <text:p>Redes Sociales</text:p>
            <text:p><text:span text:style-name="T4">17:35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4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4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4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4">17:00hs</text:span></text:p>
          </table:table-cell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office:value-type="string" calcext:value-type="string">
            <text:p>17:15hs:</text:p>
            <text:p>Momento de</text:p>
            <text:p>Finanza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16:55hs:</text:p>
            <text:p>Momento de</text:p>
            <text:p>Redes Sociales</text:p>
            <text:p><text:span text:style-name="T4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5">16:40hs:</text:span></text:p>
            <text:p><text:span text:style-name="T5">Momento de</text:span></text:p>
            <text:p><text:span text:style-name="T5">Redes Sociales</text:span></text:p>
            <text:p><text:span text:style-name="T6">17:00hs</text:span></text:p>
          </table:table-cell>
          <table:table-cell office:value-type="string" calcext:value-type="string">
            <text:p><text:span text:style-name="T5">17:30hs:Baño</text:span></text:p>
            <text:p><text:span text:style-name="T6">18:30hs</text:span></text:p>
          </table:table-cell>
          <table:table-cell office:value-type="string" calcext:value-type="string">
            <text:p><text:span text:style-name="T5">16:25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5">16:40hs:</text:span></text:p>
            <text:p><text:span text:style-name="T5">Momento de</text:span></text:p>
            <text:p><text:span text:style-name="T5">Redes Sociales</text:span></text:p>
            <text:p><text:span text:style-name="T6">17:00hs</text:span></text:p>
          </table:table-cell>
          <table:table-cell office:value-type="string" calcext:value-type="string">
            <text:p><text:span text:style-name="T5">17:30hs:Baño</text:span></text:p>
            <text:p><text:span text:style-name="T6">18:30hs</text:span></text:p>
          </table:table-cell>
          <table:table-cell office:value-type="string" calcext:value-type="string">
            <text:p><text:span text:style-name="T5">16:25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5">16:40hs:</text:span></text:p>
            <text:p><text:span text:style-name="T5">Momento de</text:span></text:p>
            <text:p><text:span text:style-name="T5">Redes Sociales</text:span></text:p>
            <text:p><text:span text:style-name="T6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4">16:25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Código Libre</text:span></text:p>
            <text:p><text:span text:style-name="T6">16:30hs</text:span></text:p>
          </table:table-cell>
          <table:table-cell office:value-type="string" calcext:value-type="string">
            <text:p><text:span text:style-name="T5">16:10hs:</text:span></text:p>
            <text:p><text:span text:style-name="T5">Código Libre</text:span></text:p>
            <text:p><text:span text:style-name="T6">17:00hs</text:span></text:p>
          </table:table-cell>
          <table:table-cell office:value-type="string" calcext:value-type="string">
            <text:p><text:span text:style-name="T5">15:15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</text:span></text:p>
            <text:p><text:span text:style-name="T6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Código Libre</text:span></text:p>
            <text:p><text:span text:style-name="T6">16:30hs</text:span></text:p>
          </table:table-cell>
          <table:table-cell office:value-type="string" calcext:value-type="string">
            <text:p>15:20hs:</text:p>
            <text:p>Momento de</text:p>
            <text:p>Finanzas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 Libre</text:span></text:p>
            <text:p><text:span text:style-name="T6">15:30hs</text:span></text:p>
          </table:table-cell>
          <table:table-cell office:value-type="string" calcext:value-type="string">
            <text:p><text:span text:style-name="T5">16:00hs:</text:span></text:p>
            <text:p><text:span text:style-name="T5">Momento de</text:span></text:p>
            <text:p><text:span text:style-name="T5">Redes Sociales</text:span></text:p>
            <text:p><text:span text:style-name="T6">16:10hs</text:span></text:p>
          </table:table-cell>
          <table:table-cell office:value-type="string" calcext:value-type="string">
            <text:p><text:span text:style-name="T5">16:35hs:</text:span></text:p>
            <text:p><text:span text:style-name="T5">Código Libre</text:span></text:p>
            <text:p><text:span text:style-name="T6">17:30hs-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55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2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4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6:1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4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4">17:1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4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4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6:1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4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4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6:0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4">17:1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4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4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6:1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4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4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6:0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15:05hs:</text:p>
            <text:p>Espacio</text:p>
            <text:p>Para proyecto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6:0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6:30hs</text:span></text:p>
          </table:table-cell>
          <table:table-cell table:style-name="ce52" office:value-type="string" calcext:value-type="string">
            <text:p><text:span text:style-name="T7">15:50hs:</text:span></text:p>
            <text:p><text:span text:style-name="T7">Momento de</text:span></text:p>
            <text:p><text:span text:style-name="T7">Redes Sociales</text:span></text:p>
            <text:p><text:span text:style-name="T8">16:1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4">15:30hs</text:span></text:p>
          </table:table-cell>
          <table:table-cell table:style-name="ce52" office:value-type="string" calcext:value-type="string">
            <text:p><text:span text:style-name="T7">15:00hs:</text:span></text:p>
            <text:p><text:span text:style-name="T7">Momento de</text:span></text:p>
            <text:p><text:span text:style-name="T7">Finanzas</text:span></text:p>
            <text:p><text:span text:style-name="T8">15:1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16:45hs:</text:p>
            <text:p>Momento de</text:p>
            <text:p>Finanzas</text:p>
            <text:p><text:span text:style-name="T4">17:00hs</text:span></text:p>
          </table:table-cell>
          <table:table-cell/>
          <table:table-cell office:value-type="string" calcext:value-type="string">
            <text:p>16:55hs:</text:p>
            <text:p>Momento de</text:p>
            <text:p>Redes Sociales</text:p>
            <text:p><text:span text:style-name="T4">17:35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30hs:</text:span></text:p>
            <text:p><text:span text:style-name="T5">Código</text:span></text:p>
            <text:p><text:span text:style-name="T5">Libre</text:span></text:p>
            <text:p><text:span text:style-name="T6">20:2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30hs:</text:span></text:p>
            <text:p><text:span text:style-name="T5">Código</text:span></text:p>
            <text:p><text:span text:style-name="T5">Libre</text:span></text:p>
            <text:p><text:span text:style-name="T6">20:2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6:25hs: </text:span></text:p>
            <text:p><text:span text:style-name="T5">Código Libre</text:span></text:p>
            <text:p><text:span text:style-name="T6">17:35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 </text:span></text:p>
            <text:p><text:span text:style-name="T5">Código Libre</text:span></text:p>
            <text:p><text:span text:style-name="T6">20:2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6">17:15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30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 office:value-type="string" calcext:value-type="string">
            <text:p><text:span text:style-name="T5">16:10hs:</text:span></text:p>
            <text:p><text:span text:style-name="T5">Código Libre</text:span></text:p>
            <text:p><text:span text:style-name="T6">17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4">17:10hs</text:span></text:p>
          </table:table-cell>
          <table:table-cell table:number-columns-repeated="2"/>
          <table:table-cell office:value-type="string" calcext:value-type="string">
            <text:p><text:span text:style-name="T5">16:40hs:</text:span></text:p>
            <text:p><text:span text:style-name="T5">Paseo</text:span></text:p>
            <text:p><text:span text:style-name="T5">Vespertino</text:span></text:p>
            <text:p><text:span text:style-name="T4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6:40hs:</text:span></text:p>
            <text:p><text:span text:style-name="T5">Paseo</text:span></text:p>
            <text:p><text:span text:style-name="T5">Vespertino</text:span></text:p>
            <text:p><text:span text:style-name="T6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Paseo</text:span></text:p>
            <text:p><text:span text:style-name="T5">Vespertino</text:span></text:p>
            <text:p><text:span text:style-name="T6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35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4:40hs:Estudio/</text:span></text:p>
            <text:p><text:span text:style-name="T5">trabajo</text:span></text:p>
            <text:p><text:span text:style-name="T6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6:1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35hs-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6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table-cell table:style-name="ce66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table:style-name="ce66" table:number-columns-spanned="1" table:number-rows-spanned="4"/>
          <table:table-cell table:number-columns-repeated="3"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18:00hs:</text:p>
            <text:p><text:span text:style-name="T5">Respuesta a </text:span></text:p>
            <text:p><text:span text:style-name="T5">Estudio/Trabajo</text:span></text:p>
            <text:p><text:span text:style-name="T6">20:40hs</text:span></text:p>
          </table:table-cell>
          <table:table-cell office:value-type="string" calcext:value-type="string">
            <text:p><text:span text:style-name="T5">20:20hs:</text:span></text:p>
            <text:p><text:span text:style-name="T5">Respuesta a </text:span></text:p>
            <text:p><text:span text:style-name="T5">Estudio/Trabajo</text:span></text:p>
            <text:p><text:span text:style-name="T6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<text:span text:style-name="T5">18:00hs:</text:span></text:p>
            <text:p><text:span text:style-name="T5">Respuesta a </text:span></text:p>
            <text:p><text:span text:style-name="T5">Estudio/Trabajo</text:span></text:p>
            <text:p><text:span text:style-name="T6">20:40hs</text:span></text:p>
          </table:table-cell>
          <table:table-cell office:value-type="string" calcext:value-type="string">
            <text:p><text:span text:style-name="T5">18:00hs:</text:span></text:p>
            <text:p><text:span text:style-name="T5">Estudio/</text:span></text:p>
            <text:p><text:span text:style-name="T5">Trabajo</text:span></text:p>
            <text:p><text:span text:style-name="T6">20:4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18:00hs:</text:p>
            <text:p><text:span text:style-name="T5">Estudio/</text:span></text:p>
            <text:p><text:span text:style-name="T5">Trabajo</text:span></text:p>
            <text:p><text:span text:style-name="T6">20:40hs</text:span></text:p>
          </table:table-cell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6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<text:span text:style-name="T5">18:00hs:</text:span></text:p>
            <text:p><text:span text:style-name="T5">Estudio/</text:span></text:p>
            <text:p><text:span text:style-name="T5">Trabajo</text:span></text:p>
            <text:p><text:span text:style-name="T6">20:40hs</text:span></text:p>
          </table:table-cell>
          <table:table-cell office:value-type="string" calcext:value-type="string">
            <text:p><text:span text:style-name="T5">18:00hs:</text:span></text:p>
            <text:p><text:span text:style-name="T5">Estudio/</text:span></text:p>
            <text:p><text:span text:style-name="T5">Trabajo</text:span></text:p>
            <text:p><text:span text:style-name="T6">20:4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4">20:20hs</text:span></text:p>
          </table:table-cell>
          <table:table-cell office:value-type="string" calcext:value-type="string">
            <text:p><text:span text:style-name="T5">18:00hs: </text:span></text:p>
            <text:p><text:span text:style-name="T5">Código Libre</text:span></text:p>
            <text:p><text:span text:style-name="T6">20:2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20:00hs:Ducha</text:span></text:p>
            <text:p><text:span text:style-name="T6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4">20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6">20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6">17:3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7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7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7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table:style-name="ce66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table:style-name="ce66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-Resto del día.</text:span></text:p>
          </table:table-cell>
          <table:table-cell office:value-type="string" calcext:value-type="string">
            <text:p><text:span text:style-name="T5">23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45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-Resto del día.</text:span></text:p>
          </table:table-cell>
          <table:table-cell office:value-type="string" calcext:value-type="string">
            <text:p><text:span text:style-name="T5">23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45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6">22:40hs</text:span></text:p>
          </table:table-cell>
          <table:table-cell office:value-type="string" calcext:value-type="string">
            <text:p>20:00hs:Baño</text:p>
            <text:p><text:span text:style-name="T4">21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21:00hs: </text:span></text:p>
            <text:p><text:span text:style-name="T5">Código Libre</text:span></text:p>
            <text:p><text:span text:style-name="T6">23:20hs</text:span></text:p>
          </table:table-cell>
          <table:table-cell office:value-type="string" calcext:value-type="string">
            <text:p><text:span text:style-name="T5">20:30hs:</text:span></text:p>
            <text:p><text:span text:style-name="T5">Estudio/</text:span></text:p>
            <text:p><text:span text:style-name="T5">Trabajo</text:span></text:p>
            <text:p><text:span text:style-name="T6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0:00hs:</text:span></text:p>
            <text:p><text:span text:style-name="T5">Estudio/</text:span></text:p>
            <text:p><text:span text:style-name="T5">Trabajo</text:span></text:p>
            <text:p><text:span text:style-name="T6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0:00hs:</text:span></text:p>
            <text:p><text:span text:style-name="T5">Estudio/</text:span></text:p>
            <text:p><text:span text:style-name="T5">Trabajo</text:span></text:p>
            <text:p><text:span text:style-name="T6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4">21:10hs</text:span></text:p>
          </table:table-cell>
          <table:table-cell office:value-type="string" calcext:value-type="string">
            <text:p><text:span text:style-name="T5">20:00hs:</text:span></text:p>
            <text:p><text:span text:style-name="T5">Estudio/</text:span></text:p>
            <text:p><text:span text:style-name="T5">Trabajo</text:span></text:p>
            <text:p><text:span text:style-name="T6">22;20hs-</text:span></text:p>
          </table:table-cell>
          <table:table-cell office:value-type="string" calcext:value-type="string">
            <text:p><text:span text:style-name="T5">23:20hs:</text:span></text:p>
            <text:p><text:span text:style-name="T5">Estudio/</text:span></text:p>
            <text:p><text:span text:style-name="T5">Trabajo</text:span></text:p>
            <text:p><text:span text:style-name="T6">01:1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4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2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table:number-columns-repeated="3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2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5">21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21:10hs:</text:span></text:p>
            <text:p><text:span text:style-name="T5">Estudio/</text:span></text:p>
            <text:p><text:span text:style-name="T5">Trabajo</text:span></text:p>
            <text:p><text:span text:style-name="T6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4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5">22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74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74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74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74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74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74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4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4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2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4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4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4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4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4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4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74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74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tryFlex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TRYFLEX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TRYFLEX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66" table:number-columns-spanned="1" table:number-rows-spanned="17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1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4">03:00hs</text:span></text:p>
          </table:table-cell>
          <table:table-cell table:style-name="ce51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table-cell table:style-name="ce51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table-cell table:style-name="ce51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table-cell table:style-name="ce51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table-cell table:style-name="ce51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7"/>
          <table:table-cell table:style-name="ce66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4">06:00hs</text:span></text:p>
          </table:table-cell>
          <table:table-cell table:style-name="ce51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table-cell table:style-name="ce51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table-cell table:style-name="ce51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table-cell table:style-name="ce51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table-cell table:style-name="ce51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4">09:00hs</text:span></text:p>
          </table:table-cell>
          <table:table-cell office:value-type="string" calcext:value-type="string">
            <text:p><text:span text:style-name="T5">06:00hs:</text:span></text:p>
            <text:p><text:span text:style-name="T5">Estudio/Trabajo</text:span></text:p>
            <text:p><text:span text:style-name="T6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6">09:00hs</text:span></text:p>
          </table:table-cell>
          <table:table-cell office:value-type="string" calcext:value-type="string">
            <text:p><text:span text:style-name="T5">06:00hs:</text:span></text:p>
            <text:p><text:span text:style-name="T5">Estudio/Trabajo</text:span></text:p>
            <text:p><text:span text:style-name="T6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6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6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5">Paseo</text:span></text:p>
            <text:p><text:span text:style-name="T5">Matutino</text:span></text:p>
            <text:p><text:span text:style-name="T4">10:3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0:30hs:</text:p>
            <text:p><text:span text:style-name="T5">Estudio/Trabajo</text:span></text:p>
            <text:p><text:span text:style-name="T4">12:00hs</text:span></text:p>
          </table:table-cell>
          <table:table-cell office:value-type="string" calcext:value-type="string">
            <text:p>10:30hs:</text:p>
            <text:p>Galactic Gym</text:p>
            <text:p><text:span text:style-name="T4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4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1:35hs:</text:span></text:p>
            <text:p><text:span text:style-name="T5">Reflexión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97"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 table:number-columns-repeated="53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 table:number-columns-repeated="7"/>
          <table:table-cell table:style-name="ce66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4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covered-table-cell/>
          <table:table-cell table:number-columns-repeated="7"/>
          <table:table-cell table:style-name="ce66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6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66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5">15:00hs:</text:span></text:p>
            <text:p><text:span text:style-name="T5">Momento de</text:span></text:p>
            <text:p><text:span text:style-name="T5">Finanzas</text:span></text:p>
            <text:p><text:span text:style-name="T6">15:10hs</text:span></text:p>
          </table:table-cell>
          <table:table-cell office:value-type="string" calcext:value-type="string">
            <text:p><text:span text:style-name="T5">15:00hs:</text:span></text:p>
            <text:p><text:span text:style-name="T5">Momento de</text:span></text:p>
            <text:p><text:span text:style-name="T5">Redes Sociales</text:span></text:p>
            <text:p><text:span text:style-name="T6">15:20hs</text:span></text:p>
          </table:table-cell>
          <table:table-cell office:value-type="string" calcext:value-type="string">
            <text:p><text:span text:style-name="T5">15:00hs:</text:span></text:p>
            <text:p><text:span text:style-name="T5">Momento de</text:span></text:p>
            <text:p><text:span text:style-name="T5">Redes Sociales</text:span></text:p>
            <text:p><text:span text:style-name="T6">15:20hs</text:span></text:p>
          </table:table-cell>
          <table:table-cell office:value-type="string" calcext:value-type="string">
            <text:p><text:span text:style-name="T5">15:00hs:</text:span></text:p>
            <text:p><text:span text:style-name="T5">Paseo</text:span></text:p>
            <text:p><text:span text:style-name="T5">Vespertino</text:span></text:p>
            <text:p><text:span text:style-name="T6">16:30hs</text:span></text:p>
          </table:table-cell>
          <table:table-cell office:value-type="string" calcext:value-type="string">
            <text:p><text:span text:style-name="T5">15:00hs:</text:span></text:p>
            <text:p><text:span text:style-name="T5">Momento de</text:span></text:p>
            <text:p><text:span text:style-name="T5">Finanzas</text:span></text:p>
            <text:p><text:span text:style-name="T6">15:1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10hs:</text:p>
            <text:p>Estudio/Trabajo</text:p>
            <text:p><text:span text:style-name="T4">18:00hs</text:span></text:p>
          </table:table-cell>
          <table:table-cell office:value-type="string" calcext:value-type="string">
            <text:p><text:span text:style-name="T5">15:2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<text:span text:style-name="T5">15:2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<text:span text:style-name="T5">16:3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<text:span text:style-name="T5">1510hs:</text:span></text:p>
            <text:p><text:span text:style-name="T5">Estudio/Trabajo</text:span></text:p>
            <text:p><text:span text:style-name="T10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1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office:value-type="string" calcext:value-type="string">
            <text:p>18:00hs:</text:p>
            <text:p><text:span text:style-name="T5">Espacio de</text:span></text:p>
            <text:p><text:span text:style-name="T5">Juego</text:span></text:p>
            <text:p><text:span text:style-name="T4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covered-table-cell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/>
          <table:table-cell table:style-name="ce10"/>
          <table:table-cell table:style-name="ce19" table:number-columns-repeated="5"/>
          <table:table-cell table:style-name="ce74"/>
          <table:table-cell table:number-columns-repeated="29"/>
        </table:table-row>
        <table:table-row table:style-name="ro15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4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5">21:30hs:Regar el</text:span></text:p>
            <text:p><text:span text:style-name="T5">Jardín</text:span></text:p>
            <text:p><text:span text:style-name="T6">22:00hs</text:span></text:p>
          </table:table-cell>
          <table:table-cell table:style-name="ce19"/>
          <table:covered-table-cell table:style-name="ce74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/00/0000</text:date>, <text:time style:data-style-name="N2" text:time-value="06:46:44.01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22:08:20.340881953</meta:creation-date>
    <dc:date>2023-06-29T07:15:35.260000000</dc:date>
    <meta:editing-duration>PT4H14M10S</meta:editing-duration>
    <meta:editing-cycles>35</meta:editing-cycles>
    <meta:generator>LibreOffice/7.3.3.2$Windows_X86_64 LibreOffice_project/d1d0ea68f081ee2800a922cac8f79445e4603348</meta:generator>
    <meta:document-statistic meta:table-count="1" meta:cell-count="8688" meta:object-count="49"/>
  </office:meta>
</office:document-meta>
</file>